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c0c0c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3" style:family="graphic" style:parent-style-name="standard">
      <style:graphic-properties draw:stroke="solid" svg:stroke-width="0.026cm" svg:stroke-color="#000000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99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5" style:family="graphic" style:parent-style-name="standard">
      <style:graphic-properties draw:stroke="none" draw:fill="none" draw:fill-color="#ffff99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ffff99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bbe0e3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8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0000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1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2" style:family="graphic" style:parent-style-name="standard">
      <style:graphic-properties draw:stroke="none" draw:fill="solid" draw:fill-color="#80808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stroke="none" draw:fill="solid" draw:fill-color="#ffff99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5" style:family="graphic" style:parent-style-name="standard">
      <style:graphic-properties draw:stroke="none" draw:fill="solid" draw:fill-color="#cc66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6" style:family="graphic" style:parent-style-name="standard">
      <style:graphic-properties draw:stroke="none" draw:fill="none" draw:fill-color="#bbe0e3" draw:textarea-horizontal-align="justify" draw:textarea-vertical-align="top" draw:auto-grow-height="true" fo:min-height="0.508cm" fo:padding-top="0.13cm" fo:padding-bottom="0.13cm" fo:padding-left="0.25cm" fo:padding-right="0.25cm" fo:wrap-option="no-wrap" draw:shadow="hidden" draw:shadow-color="#808080"/>
    </style:style>
    <style:style style:name="pr1" style:family="presentation" style:parent-style-name="Standard-notes">
      <style:graphic-properties draw:fill-color="#ffffff" fo:min-height="11.43cm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.264cm" fo:margin-bottom="0cm" fo:text-align="center" text:enable-numbering="false" fo:text-indent="0cm"/>
    </style:style>
    <style:style style:name="P3" style:family="paragraph">
      <style:paragraph-properties fo:margin-left="0cm" fo:margin-right="0cm" fo:text-align="center" text:enable-numbering="false" fo:text-indent="0cm"/>
    </style:style>
    <style:style style:name="P4" style:family="paragraph">
      <style:paragraph-properties fo:margin-left="0cm" fo:margin-right="0cm" fo:margin-top="0.264cm" fo:margin-bottom="0cm" text:enable-numbering="false" fo:text-indent="0cm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margin-left="0cm" fo:margin-right="0cm" fo:margin-top="0.198cm" fo:margin-bottom="0cm" text:enable-numbering="false" fo:text-indent="0cm"/>
    </style:style>
    <style:style style:name="P7" style:family="paragraph">
      <style:paragraph-properties fo:margin-left="0cm" fo:margin-right="0cm" fo:margin-top="0.264cm" fo:margin-bottom="0cm" text:enable-numbering="false" fo:text-indent="0cm" style:writing-mode="lr-tb"/>
    </style:style>
    <style:style style:name="P8" style:family="paragraph">
      <style:paragraph-properties fo:margin-left="0cm" fo:margin-right="0cm" text:enable-numbering="false" fo:text-indent="0cm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9pt" style:font-size-asian="9pt" style:font-size-complex="9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Folie 1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18.803cm" svg:height="10.403cm" svg:x="4.057cm" svg:y="4.1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.401cm" svg:height="0.802cm" svg:x="7.095cm" svg:y="11.7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.401cm" svg:height="0.802cm" svg:x="7.095cm" svg:y="13.35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.401cm" svg:height="0.803cm" svg:x="7.06cm" svg:y="8.5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.401cm" svg:height="0.803cm" svg:x="7.06cm" svg:y="10.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.401cm" svg:height="0.802cm" svg:x="7.06cm" svg:y="5.3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.401cm" svg:height="0.803cm" svg:x="7.06cm" svg:y="6.9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003cm" svg:height="10.403cm" svg:x="4.057cm" svg:y="4.123cm">
          <text:p/>
          <draw:enhanced-geometry svg:viewBox="0 0 21600 21600" draw:type="rectangle" draw:enhanced-path="M 0 0 L 21600 0 21600 21600 0 21600 0 0 Z N"/>
        </draw:custom-shape>
        <draw:g>
          <draw:custom-shape draw:style-name="gr4" draw:text-style-name="P1" draw:layer="layout" svg:width="1.6cm" svg:height="1.001cm" svg:x="4.86cm" svg:y="6.52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8cm" svg:height="1.275cm" svg:x="4.26cm" svg:y="7.527cm">
            <text:p text:style-name="P2"><text:span text:style-name="T1">Container 1.1</text:span></text:p>
            <draw:enhanced-geometry svg:viewBox="0 0 21600 21600" draw:type="mso-spt202" draw:enhanced-path="M 0 0 L 21600 0 21600 21600 0 21600 0 0 Z N"/>
          </draw:custom-shape>
        </draw:g>
        <draw:custom-shape draw:style-name="gr6" draw:text-style-name="P1" draw:layer="layout" svg:width="2.399cm" svg:height="2.399cm" svg:x="4.26cm" svg:y="4.326cm">
          <text:p text:style-name="P3"><text:span text:style-name="T2">Server 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g>
          <draw:custom-shape draw:style-name="gr7" draw:text-style-name="P1" draw:layer="layout" svg:width="1.6cm" svg:height="1.001cm" svg:x="4.86cm" svg:y="12.65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2.8cm" svg:height="1.275cm" svg:x="4.26cm" svg:y="13.657cm">
            <text:p text:style-name="P2"><text:span text:style-name="T1">Container 2.1</text:span></text:p>
            <draw:enhanced-geometry svg:viewBox="0 0 21600 21600" draw:type="mso-spt202" draw:enhanced-path="M 0 0 L 21600 0 21600 21600 0 21600 0 0 Z N"/>
          </draw:custom-shape>
        </draw:g>
        <draw:custom-shape draw:style-name="gr9" draw:text-style-name="P1" draw:layer="layout" svg:width="2.002cm" svg:height="2.002cm" svg:x="4.26cm" svg:y="10.852cm">
          <text:p text:style-name="P3"><text:span text:style-name="T1">Server 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g>
          <draw:custom-shape draw:style-name="gr7" draw:text-style-name="P1" draw:layer="layout" svg:width="1.6cm" svg:height="1.001cm" svg:x="4.86cm" svg:y="8.65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2.8cm" svg:height="1.275cm" svg:x="4.26cm" svg:y="9.657cm">
            <text:p text:style-name="P2"><text:span text:style-name="T1">Container 1.2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7" draw:text-style-name="P1" draw:layer="layout" svg:width="0.9cm" svg:height="0.6cm" svg:x="7.461cm" svg:y="4.60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3.999cm" svg:height="0.768cm" svg:x="8.264cm" svg:y="4.524cm">
            <text:p text:style-name="P4"><text:span text:style-name="T1">Container 1.1.1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7" draw:text-style-name="P1" draw:layer="layout" svg:width="0.9cm" svg:height="0.599cm" svg:x="7.461cm" svg:y="5.40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3.999cm" svg:height="0.768cm" svg:x="8.264cm" svg:y="5.323cm">
            <text:p text:style-name="P4"><text:span text:style-name="T1">Container 1.1.2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7" draw:text-style-name="P1" draw:layer="layout" svg:width="0.9cm" svg:height="0.6cm" svg:x="7.461cm" svg:y="6.20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3.999cm" svg:height="0.768cm" svg:x="8.264cm" svg:y="6.125cm">
            <text:p text:style-name="P4"><text:span text:style-name="T1">Container 1.1.3</text:span></text:p>
            <draw:enhanced-geometry svg:viewBox="0 0 21600 21600" draw:type="mso-spt202" draw:enhanced-path="M 0 0 L 21600 0 21600 21600 0 21600 0 0 Z N"/>
          </draw:custom-shape>
        </draw:g>
        <draw:custom-shape draw:style-name="gr7" draw:text-style-name="P1" draw:layer="layout" svg:width="0.665cm" svg:height="0.6cm" svg:x="7.594cm" svg:y="6.9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3.599cm" svg:height="0.768cm" svg:x="8.259cm" svg:y="6.888cm">
          <text:p text:style-name="P4"><text:span text:style-name="T1">Object 1.1.1</text:span></text:p>
          <draw:enhanced-geometry svg:viewBox="0 0 21600 21600" draw:type="mso-spt202" draw:enhanced-path="M 0 0 L 21600 0 21600 21600 0 21600 0 0 Z N"/>
        </draw:custom-shape>
        <draw:g>
          <draw:custom-shape draw:style-name="gr7" draw:text-style-name="P1" draw:layer="layout" svg:width="0.666cm" svg:height="0.6cm" svg:x="7.598cm" svg:y="7.75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" draw:text-style-name="P1" draw:layer="layout" svg:width="3.598cm" svg:height="0.768cm" svg:x="8.264cm" svg:y="7.686cm">
            <text:p text:style-name="P4"><text:span text:style-name="T1">Object 1.1.2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7" draw:text-style-name="P1" draw:layer="layout" svg:width="0.666cm" svg:height="0.6cm" svg:x="7.598cm" svg:y="8.55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" draw:text-style-name="P1" draw:layer="layout" svg:width="3.598cm" svg:height="0.768cm" svg:x="8.264cm" svg:y="8.489cm">
            <text:p text:style-name="P4"><text:span text:style-name="T1">Object 1.1.3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7" draw:text-style-name="P1" draw:layer="layout" svg:width="0.666cm" svg:height="0.599cm" svg:x="7.598cm" svg:y="9.39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" draw:text-style-name="P1" draw:layer="layout" svg:width="3.598cm" svg:height="0.768cm" svg:x="8.264cm" svg:y="9.327cm">
            <text:p text:style-name="P4"><text:span text:style-name="T1">Object 1.1.4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7" draw:text-style-name="P1" draw:layer="layout" svg:width="0.666cm" svg:height="0.6cm" svg:x="7.598cm" svg:y="10.19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" draw:text-style-name="P1" draw:layer="layout" svg:width="3.598cm" svg:height="0.768cm" svg:x="8.264cm" svg:y="10.125cm">
            <text:p text:style-name="P4"><text:span text:style-name="T1">Object 1.1.5</text:span></text:p>
            <draw:enhanced-geometry svg:viewBox="0 0 21600 21600" draw:type="mso-spt202" draw:enhanced-path="M 0 0 L 21600 0 21600 21600 0 21600 0 0 Z N"/>
          </draw:custom-shape>
        </draw:g>
        <draw:custom-shape draw:style-name="gr3" draw:text-style-name="P1" draw:layer="layout" svg:width="2.399cm" svg:height="10.403cm" svg:x="20.461cm" svg:y="4.12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997cm" svg:height="1.2cm" svg:x="20.66cm" svg:y="12.325cm">
          <text:p text:style-name="P3"><text:span text:style-name="T3">Renderer</text:span></text:p>
          <text:p text:style-name="P3"><text:span text:style-name="T3">1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.601cm" svg:height="0.798cm" svg:x="20.858cm" svg:y="13.926cm">
          <text:p text:style-name="P3"><text:span text:style-name="T4">Renderer</text:span></text:p>
          <text:p text:style-name="P3"><text:span text:style-name="T4">2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.399cm" svg:height="2.399cm" svg:x="20.461cm" svg:y="12.12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998cm" svg:height="0.768cm" svg:x="11.664cm" svg:y="6.923cm">
          <text:p text:style-name="P4"><text:span text:style-name="T1">Meta 1.1.1.1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.999cm" svg:height="0.768cm" svg:x="14.464cm" svg:y="6.923cm">
          <text:p text:style-name="P4"><text:span text:style-name="T1">Meta 1.1.1.2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3.197cm" svg:height="0.768cm" svg:x="17.463cm" svg:y="6.923cm">
          <text:p text:style-name="P4"><text:span text:style-name="T1">Meta 1.1.1.3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.999cm" svg:height="0.768cm" svg:x="11.659cm" svg:y="7.726cm">
          <text:p text:style-name="P4"><text:span text:style-name="T1">Meta 1.1.2.1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.999cm" svg:height="0.768cm" svg:x="14.459cm" svg:y="7.726cm">
          <text:p text:style-name="P4"><text:span text:style-name="T1">Meta 1.1.2.2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3.197cm" svg:height="0.768cm" svg:x="17.458cm" svg:y="7.726cm">
          <text:p text:style-name="P4"><text:span text:style-name="T1">Meta 1.1.2.3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.999cm" svg:height="0.768cm" svg:x="11.659cm" svg:y="8.524cm">
          <text:p text:style-name="P4"><text:span text:style-name="T1">Meta 1.1.3.1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.999cm" svg:height="0.768cm" svg:x="14.459cm" svg:y="8.524cm">
          <text:p text:style-name="P4"><text:span text:style-name="T1">Meta 1.1.3.2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3.197cm" svg:height="0.768cm" svg:x="17.458cm" svg:y="8.524cm">
          <text:p text:style-name="P4"><text:span text:style-name="T1">Meta 1.1.3.3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.999cm" svg:height="0.768cm" svg:x="11.659cm" svg:y="9.362cm">
          <text:p text:style-name="P4"><text:span text:style-name="T1">Meta 1.1.4.1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.999cm" svg:height="0.768cm" svg:x="14.459cm" svg:y="9.362cm">
          <text:p text:style-name="P4"><text:span text:style-name="T1">Meta 1.1.4.2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3.197cm" svg:height="0.768cm" svg:x="17.458cm" svg:y="9.362cm">
          <text:p text:style-name="P4"><text:span text:style-name="T1">Meta 1.1.4.3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.999cm" svg:height="0.768cm" svg:x="11.659cm" svg:y="10.125cm">
          <text:p text:style-name="P4"><text:span text:style-name="T1">Meta 1.1.5.1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.999cm" svg:height="0.768cm" svg:x="14.459cm" svg:y="10.125cm">
          <text:p text:style-name="P4"><text:span text:style-name="T1">Meta 1.1.5.2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3.197cm" svg:height="0.768cm" svg:x="17.458cm" svg:y="10.125cm">
          <text:p text:style-name="P4"><text:span text:style-name="T1">Meta 1.1.5.3</text:span></text:p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1.2cm" svg:height="0.996cm" draw:transform="rotate (-1.57079632679579) translate (21.863cm 6.557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1.001cm" svg:height="0.802cm" svg:x="20.862cm" svg:y="8.9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001cm" svg:height="0.803cm" svg:x="20.862cm" svg:y="7.92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829cm" svg:height="0.234cm" draw:transform="rotate (-1.57079632679579) translate (21.295cm 4.524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11" draw:text-style-name="P5" draw:layer="layout" svg:x1="21.228cm" svg:y1="9.124cm" svg:x2="21.228cm" svg:y2="9.521cm">
            <text:p/>
          </draw:line>
          <draw:line draw:style-name="gr11" draw:text-style-name="P5" draw:layer="layout" svg:x1="21.426cm" svg:y1="9.124cm" svg:x2="21.43cm" svg:y2="9.521cm">
            <text:p/>
          </draw:line>
        </draw:g>
        <draw:custom-shape draw:style-name="gr10" draw:text-style-name="P1" draw:layer="layout" svg:width="0.203cm" svg:height="0.198cm" svg:x="21.259cm" svg:y="8.22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829cm" svg:height="0.234cm" draw:transform="rotate (-1.57079632679579) translate (21.33cm 5.495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0.829cm" svg:height="0.234cm" draw:transform="rotate (1.5707963267946) translate (21.462cm 10.754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0.829cm" svg:height="0.234cm" draw:transform="rotate (1.5707963267946) translate (21.462cm 11.724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0.269cm" svg:height="0.225cm" draw:transform="rotate (-1.57079632679579) translate (21.32cm 7.056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11" draw:text-style-name="P5" draw:layer="layout" svg:x1="21.096cm" svg:y1="11.126cm" svg:x2="21.096cm" svg:y2="11.523cm">
            <text:p/>
          </draw:line>
          <draw:line draw:style-name="gr11" draw:text-style-name="P5" draw:layer="layout" svg:x1="21.294cm" svg:y1="11.126cm" svg:x2="21.298cm" svg:y2="11.523cm">
            <text:p/>
          </draw:line>
        </draw:g>
        <draw:line draw:style-name="gr11" draw:text-style-name="P5" draw:layer="layout" svg:x1="21.295cm" svg:y1="10.125cm" svg:x2="21.299cm" svg:y2="10.522cm">
          <text:p/>
        </draw:line>
        <draw:line draw:style-name="gr11" draw:text-style-name="P5" draw:layer="layout" svg:x1="21.497cm" svg:y1="5.724cm" svg:x2="21.497cm" svg:y2="6.121cm">
          <text:p/>
        </draw:line>
        <draw:g>
          <draw:line draw:style-name="gr11" draw:text-style-name="P5" draw:layer="layout" svg:x1="21.497cm" svg:y1="4.723cm" svg:x2="21.497cm" svg:y2="5.12cm">
            <text:p/>
          </draw:line>
          <draw:line draw:style-name="gr11" draw:text-style-name="P5" draw:layer="layout" svg:x1="21.695cm" svg:y1="4.723cm" svg:x2="21.699cm" svg:y2="5.12cm">
            <text:p/>
          </draw:line>
        </draw:g>
        <draw:custom-shape draw:style-name="gr7" draw:text-style-name="P1" draw:layer="layout" svg:width="0.203cm" svg:height="7.232cm" svg:x="22.26cm" svg:y="4.52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299cm" svg:height="0.3cm" draw:transform="rotate (-1.57079632679579) translate (22.657cm 5.226cm)">
          <text:p/>
          <draw:enhanced-geometry svg:viewBox="0 0 21600 21600" draw:glue-points="1080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7" draw:text-style-name="P1" draw:layer="layout" svg:width="0.666cm" svg:height="0.6cm" svg:x="7.594cm" svg:y="10.99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" draw:text-style-name="P1" draw:layer="layout" svg:width="3.598cm" svg:height="0.768cm" svg:x="8.26cm" svg:y="10.927cm">
            <text:p text:style-name="P4"><text:span text:style-name="T1">Object 1.1.5</text:span></text:p>
            <draw:enhanced-geometry svg:viewBox="0 0 21600 21600" draw:type="mso-spt202" draw:enhanced-path="M 0 0 L 21600 0 21600 21600 0 21600 0 0 Z N"/>
          </draw:custom-shape>
        </draw:g>
        <draw:custom-shape draw:style-name="gr8" draw:text-style-name="P1" draw:layer="layout" svg:width="2.999cm" svg:height="0.768cm" svg:x="11.655cm" svg:y="10.927cm">
          <text:p text:style-name="P4"><text:span text:style-name="T1">Meta 1.1.5.1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.999cm" svg:height="0.768cm" svg:x="14.455cm" svg:y="10.927cm">
          <text:p text:style-name="P4"><text:span text:style-name="T1">Meta 1.1.5.2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3.197cm" svg:height="0.768cm" svg:x="17.454cm" svg:y="10.927cm">
          <text:p text:style-name="P4"><text:span text:style-name="T1">Meta 1.1.5.3</text:span></text:p>
          <draw:enhanced-geometry svg:viewBox="0 0 21600 21600" draw:type="mso-spt202" draw:enhanced-path="M 0 0 L 21600 0 21600 21600 0 21600 0 0 Z N"/>
        </draw:custom-shape>
        <draw:g>
          <draw:custom-shape draw:style-name="gr7" draw:text-style-name="P1" draw:layer="layout" svg:width="0.666cm" svg:height="0.6cm" svg:x="7.594cm" svg:y="11.82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" draw:text-style-name="P1" draw:layer="layout" svg:width="3.598cm" svg:height="0.768cm" svg:x="8.26cm" svg:y="11.761cm">
            <text:p text:style-name="P4"><text:span text:style-name="T1">Object 1.1.5</text:span></text:p>
            <draw:enhanced-geometry svg:viewBox="0 0 21600 21600" draw:type="mso-spt202" draw:enhanced-path="M 0 0 L 21600 0 21600 21600 0 21600 0 0 Z N"/>
          </draw:custom-shape>
        </draw:g>
        <draw:custom-shape draw:style-name="gr8" draw:text-style-name="P1" draw:layer="layout" svg:width="2.999cm" svg:height="0.768cm" svg:x="11.655cm" svg:y="11.761cm">
          <text:p text:style-name="P4"><text:span text:style-name="T1">Meta 1.1.5.1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.999cm" svg:height="0.768cm" svg:x="14.455cm" svg:y="11.761cm">
          <text:p text:style-name="P4"><text:span text:style-name="T1">Meta 1.1.5.2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3.197cm" svg:height="0.768cm" svg:x="17.454cm" svg:y="11.761cm">
          <text:p text:style-name="P4"><text:span text:style-name="T1">Meta 1.1.5.3</text:span></text:p>
          <draw:enhanced-geometry svg:viewBox="0 0 21600 21600" draw:type="mso-spt202" draw:enhanced-path="M 0 0 L 21600 0 21600 21600 0 21600 0 0 Z N"/>
        </draw:custom-shape>
        <draw:g>
          <draw:custom-shape draw:style-name="gr7" draw:text-style-name="P1" draw:layer="layout" svg:width="0.666cm" svg:height="0.6cm" svg:x="7.594cm" svg:y="12.62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" draw:text-style-name="P1" draw:layer="layout" svg:width="3.598cm" svg:height="0.768cm" svg:x="8.26cm" svg:y="12.563cm">
            <text:p text:style-name="P4"><text:span text:style-name="T1">Object 1.1.5</text:span></text:p>
            <draw:enhanced-geometry svg:viewBox="0 0 21600 21600" draw:type="mso-spt202" draw:enhanced-path="M 0 0 L 21600 0 21600 21600 0 21600 0 0 Z N"/>
          </draw:custom-shape>
        </draw:g>
        <draw:custom-shape draw:style-name="gr8" draw:text-style-name="P1" draw:layer="layout" svg:width="2.999cm" svg:height="0.768cm" svg:x="11.655cm" svg:y="12.563cm">
          <text:p text:style-name="P4"><text:span text:style-name="T1">Meta 1.1.5.1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.999cm" svg:height="0.768cm" svg:x="14.455cm" svg:y="12.563cm">
          <text:p text:style-name="P4"><text:span text:style-name="T1">Meta 1.1.5.2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3.197cm" svg:height="0.768cm" svg:x="17.454cm" svg:y="12.563cm">
          <text:p text:style-name="P4"><text:span text:style-name="T1">Meta 1.1.5.3</text:span></text:p>
          <draw:enhanced-geometry svg:viewBox="0 0 21600 21600" draw:type="mso-spt202" draw:enhanced-path="M 0 0 L 21600 0 21600 21600 0 21600 0 0 Z N"/>
        </draw:custom-shape>
        <draw:g>
          <draw:custom-shape draw:style-name="gr7" draw:text-style-name="P1" draw:layer="layout" svg:width="0.666cm" svg:height="0.6cm" svg:x="7.594cm" svg:y="13.42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" draw:text-style-name="P1" draw:layer="layout" svg:width="3.598cm" svg:height="0.768cm" svg:x="8.26cm" svg:y="13.361cm">
            <text:p text:style-name="P4"><text:span text:style-name="T1">Object 1.1.5</text:span></text:p>
            <draw:enhanced-geometry svg:viewBox="0 0 21600 21600" draw:type="mso-spt202" draw:enhanced-path="M 0 0 L 21600 0 21600 21600 0 21600 0 0 Z N"/>
          </draw:custom-shape>
        </draw:g>
        <draw:custom-shape draw:style-name="gr8" draw:text-style-name="P1" draw:layer="layout" svg:width="2.999cm" svg:height="0.768cm" svg:x="11.655cm" svg:y="13.361cm">
          <text:p text:style-name="P4"><text:span text:style-name="T1">Meta 1.1.5.1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.999cm" svg:height="0.768cm" svg:x="14.455cm" svg:y="13.361cm">
          <text:p text:style-name="P4"><text:span text:style-name="T1">Meta 1.1.5.2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3.197cm" svg:height="0.768cm" svg:x="17.454cm" svg:y="13.361cm">
          <text:p text:style-name="P4"><text:span text:style-name="T1">Meta 1.1.5.3</text:span></text:p>
          <draw:enhanced-geometry svg:viewBox="0 0 21600 21600" draw:type="mso-spt202" draw:enhanced-path="M 0 0 L 21600 0 21600 21600 0 21600 0 0 Z N"/>
        </draw:custom-shape>
        <draw:g>
          <draw:custom-shape draw:style-name="gr7" draw:text-style-name="P1" draw:layer="layout" svg:width="0.666cm" svg:height="0.6cm" svg:x="7.594cm" svg:y="14.2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" draw:text-style-name="P1" draw:layer="layout" svg:width="3.598cm" svg:height="0.768cm" svg:x="8.26cm" svg:y="14.164cm">
            <text:p text:style-name="P4"><text:span text:style-name="T1">Object 1.1.5</text:span></text:p>
            <draw:enhanced-geometry svg:viewBox="0 0 21600 21600" draw:type="mso-spt202" draw:enhanced-path="M 0 0 L 21600 0 21600 21600 0 21600 0 0 Z N"/>
          </draw:custom-shape>
        </draw:g>
        <draw:custom-shape draw:style-name="gr8" draw:text-style-name="P1" draw:layer="layout" svg:width="2.999cm" svg:height="0.768cm" svg:x="11.655cm" svg:y="14.164cm">
          <text:p text:style-name="P4"><text:span text:style-name="T1">Meta 1.1.5.1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.999cm" svg:height="0.768cm" svg:x="14.455cm" svg:y="14.164cm">
          <text:p text:style-name="P4"><text:span text:style-name="T1">Meta 1.1.5.2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3.197cm" svg:height="0.768cm" svg:x="17.454cm" svg:y="14.164cm">
          <text:p text:style-name="P4"><text:span text:style-name="T1">Meta 1.1.5.3</text:span></text:p>
          <draw:enhanced-geometry svg:viewBox="0 0 21600 21600" draw:type="mso-spt202" draw:enhanced-path="M 0 0 L 21600 0 21600 21600 0 21600 0 0 Z N"/>
        </draw:custom-shape>
        <draw:custom-shape draw:style-name="gr2" draw:text-style-name="P1" draw:layer="layout" svg:width="19.403cm" svg:height="3.4cm" svg:x="4.057cm" svg:y="14.561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" draw:layer="layout" svg:width="13.366cm" svg:height="0.346cm" svg:x="7.095cm" svg:y="4.14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1.996cm" svg:height="0.642cm" svg:x="14.373cm" svg:y="3.995cm">
            <text:p text:style-name="P6"><text:span text:style-name="T5">Header 2</text:span></text:p>
            <draw:enhanced-geometry svg:viewBox="0 0 21600 21600" draw:type="mso-spt202" draw:enhanced-path="M 0 0 L 21600 0 21600 21600 0 21600 0 0 Z N"/>
          </draw:custom-shape>
          <draw:custom-shape draw:style-name="gr8" draw:text-style-name="P1" draw:layer="layout" svg:width="1.996cm" svg:height="0.642cm" svg:x="17.562cm" svg:y="3.995cm">
            <text:p text:style-name="P6"><text:span text:style-name="T5">Header 3</text:span></text:p>
            <draw:enhanced-geometry svg:viewBox="0 0 21600 21600" draw:type="mso-spt202" draw:enhanced-path="M 0 0 L 21600 0 21600 21600 0 21600 0 0 Z N"/>
          </draw:custom-shape>
          <draw:custom-shape draw:style-name="gr8" draw:text-style-name="P1" draw:layer="layout" svg:width="1.996cm" svg:height="0.642cm" svg:x="11.778cm" svg:y="3.995cm">
            <text:p text:style-name="P6"><text:span text:style-name="T5">Header 1</text:span></text:p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style-name="gr13" draw:layer="layout" svg:width="7.142cm" svg:height="9.524cm" svg:x="5.953cm" svg:y="1.93cm" draw:page-number="1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Folie 2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18.803cm" svg:height="10.403cm" svg:x="4.057cm" svg:y="4.1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.401cm" svg:height="0.802cm" svg:x="7.095cm" svg:y="11.7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.401cm" svg:height="0.802cm" svg:x="7.095cm" svg:y="13.35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.401cm" svg:height="0.803cm" svg:x="7.06cm" svg:y="8.5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.401cm" svg:height="0.803cm" svg:x="7.06cm" svg:y="10.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.401cm" svg:height="0.802cm" svg:x="7.06cm" svg:y="5.32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3.401cm" svg:height="0.803cm" svg:x="7.06cm" svg:y="6.9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003cm" svg:height="10.403cm" svg:x="4.057cm" svg:y="4.123cm">
          <text:p/>
          <draw:enhanced-geometry svg:viewBox="0 0 21600 21600" draw:type="rectangle" draw:enhanced-path="M 0 0 L 21600 0 21600 21600 0 21600 0 0 Z N"/>
        </draw:custom-shape>
        <draw:g>
          <draw:custom-shape draw:style-name="gr4" draw:text-style-name="P1" draw:layer="layout" svg:width="1.6cm" svg:height="1.001cm" svg:x="4.86cm" svg:y="6.52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8cm" svg:height="1.275cm" svg:x="4.26cm" svg:y="7.527cm">
            <text:p text:style-name="P2"><text:span text:style-name="T1">Container 1.1</text:span></text:p>
            <draw:enhanced-geometry svg:viewBox="0 0 21600 21600" draw:type="mso-spt202" draw:enhanced-path="M 0 0 L 21600 0 21600 21600 0 21600 0 0 Z N"/>
          </draw:custom-shape>
        </draw:g>
        <draw:custom-shape draw:style-name="gr6" draw:text-style-name="P1" draw:layer="layout" svg:width="2.399cm" svg:height="2.399cm" svg:x="4.26cm" svg:y="4.326cm">
          <text:p text:style-name="P3"><text:span text:style-name="T2">Server 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g>
          <draw:custom-shape draw:style-name="gr7" draw:text-style-name="P1" draw:layer="layout" svg:width="1.6cm" svg:height="1.001cm" svg:x="4.86cm" svg:y="12.65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2.8cm" svg:height="1.275cm" svg:x="4.26cm" svg:y="13.657cm">
            <text:p text:style-name="P2"><text:span text:style-name="T1">Container 2.1</text:span></text:p>
            <draw:enhanced-geometry svg:viewBox="0 0 21600 21600" draw:type="mso-spt202" draw:enhanced-path="M 0 0 L 21600 0 21600 21600 0 21600 0 0 Z N"/>
          </draw:custom-shape>
        </draw:g>
        <draw:custom-shape draw:style-name="gr9" draw:text-style-name="P1" draw:layer="layout" svg:width="2.002cm" svg:height="2.002cm" svg:x="4.26cm" svg:y="10.852cm">
          <text:p text:style-name="P3"><text:span text:style-name="T1">Server 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g>
          <draw:custom-shape draw:style-name="gr7" draw:text-style-name="P1" draw:layer="layout" svg:width="1.6cm" svg:height="1.001cm" svg:x="4.86cm" svg:y="8.65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2.8cm" svg:height="1.275cm" svg:x="4.26cm" svg:y="9.657cm">
            <text:p text:style-name="P2"><text:span text:style-name="T1">Container 1.2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7" draw:text-style-name="P1" draw:layer="layout" svg:width="0.9cm" svg:height="0.6cm" svg:x="7.461cm" svg:y="4.60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3.999cm" svg:height="0.768cm" svg:x="8.264cm" svg:y="4.524cm">
            <text:p text:style-name="P4"><text:span text:style-name="T1">Container 1.1.1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7" draw:text-style-name="P1" draw:layer="layout" svg:width="0.9cm" svg:height="0.599cm" svg:x="7.461cm" svg:y="5.40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3.999cm" svg:height="0.768cm" svg:x="8.264cm" svg:y="5.323cm">
            <text:p text:style-name="P4"><text:span text:style-name="T1">Container 1.1.2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7" draw:text-style-name="P1" draw:layer="layout" svg:width="0.9cm" svg:height="0.6cm" svg:x="7.461cm" svg:y="6.20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3.999cm" svg:height="0.768cm" svg:x="8.264cm" svg:y="6.125cm">
            <text:p text:style-name="P4"><text:span text:style-name="T1">Container 1.1.3</text:span></text:p>
            <draw:enhanced-geometry svg:viewBox="0 0 21600 21600" draw:type="mso-spt202" draw:enhanced-path="M 0 0 L 21600 0 21600 21600 0 21600 0 0 Z N"/>
          </draw:custom-shape>
        </draw:g>
        <draw:custom-shape draw:style-name="gr7" draw:text-style-name="P1" draw:layer="layout" svg:width="0.665cm" svg:height="0.6cm" svg:x="7.594cm" svg:y="6.9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3.599cm" svg:height="0.768cm" svg:x="8.259cm" svg:y="6.888cm">
          <text:p text:style-name="P4"><text:span text:style-name="T1">Object 1.1.1</text:span></text:p>
          <draw:enhanced-geometry svg:viewBox="0 0 21600 21600" draw:type="mso-spt202" draw:enhanced-path="M 0 0 L 21600 0 21600 21600 0 21600 0 0 Z N"/>
        </draw:custom-shape>
        <draw:g>
          <draw:custom-shape draw:style-name="gr7" draw:text-style-name="P1" draw:layer="layout" svg:width="0.666cm" svg:height="0.6cm" svg:x="7.598cm" svg:y="7.75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" draw:text-style-name="P1" draw:layer="layout" svg:width="3.598cm" svg:height="0.768cm" svg:x="8.264cm" svg:y="7.686cm">
            <text:p text:style-name="P4"><text:span text:style-name="T1">Object 1.1.2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7" draw:text-style-name="P1" draw:layer="layout" svg:width="0.666cm" svg:height="0.6cm" svg:x="7.598cm" svg:y="8.55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" draw:text-style-name="P1" draw:layer="layout" svg:width="3.598cm" svg:height="0.768cm" svg:x="8.264cm" svg:y="8.489cm">
            <text:p text:style-name="P4"><text:span text:style-name="T1">Object 1.1.3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7" draw:text-style-name="P1" draw:layer="layout" svg:width="0.666cm" svg:height="0.599cm" svg:x="7.598cm" svg:y="9.39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" draw:text-style-name="P1" draw:layer="layout" svg:width="3.598cm" svg:height="0.768cm" svg:x="8.264cm" svg:y="9.327cm">
            <text:p text:style-name="P4"><text:span text:style-name="T1">Object 1.1.4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7" draw:text-style-name="P1" draw:layer="layout" svg:width="0.666cm" svg:height="0.6cm" svg:x="7.598cm" svg:y="10.19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" draw:text-style-name="P1" draw:layer="layout" svg:width="3.598cm" svg:height="0.768cm" svg:x="8.264cm" svg:y="10.125cm">
            <text:p text:style-name="P4"><text:span text:style-name="T1">Object 1.1.5</text:span></text:p>
            <draw:enhanced-geometry svg:viewBox="0 0 21600 21600" draw:type="mso-spt202" draw:enhanced-path="M 0 0 L 21600 0 21600 21600 0 21600 0 0 Z N"/>
          </draw:custom-shape>
        </draw:g>
        <draw:custom-shape draw:style-name="gr3" draw:text-style-name="P1" draw:layer="layout" svg:width="2.399cm" svg:height="10.403cm" svg:x="20.461cm" svg:y="4.12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997cm" svg:height="1.2cm" svg:x="20.66cm" svg:y="12.325cm">
          <text:p text:style-name="P3"><text:span text:style-name="T3">Renderer</text:span></text:p>
          <text:p text:style-name="P3"><text:span text:style-name="T3">1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.601cm" svg:height="0.798cm" svg:x="20.858cm" svg:y="13.926cm">
          <text:p text:style-name="P3"><text:span text:style-name="T4">Renderer</text:span></text:p>
          <text:p text:style-name="P3"><text:span text:style-name="T4">2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.399cm" svg:height="2.399cm" svg:x="20.461cm" svg:y="12.12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998cm" svg:height="0.768cm" svg:x="11.664cm" svg:y="6.923cm">
          <text:p text:style-name="P4"><text:span text:style-name="T1">Meta 1.1.1.1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.999cm" svg:height="0.768cm" svg:x="14.464cm" svg:y="6.923cm">
          <text:p text:style-name="P4"><text:span text:style-name="T1">Meta 1.1.1.2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3.197cm" svg:height="0.768cm" svg:x="17.463cm" svg:y="6.923cm">
          <text:p text:style-name="P4"><text:span text:style-name="T1">Meta 1.1.1.3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.999cm" svg:height="0.768cm" svg:x="11.659cm" svg:y="7.726cm">
          <text:p text:style-name="P4"><text:span text:style-name="T1">Meta 1.1.2.1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.999cm" svg:height="0.768cm" svg:x="14.459cm" svg:y="7.726cm">
          <text:p text:style-name="P4"><text:span text:style-name="T1">Meta 1.1.2.2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3.197cm" svg:height="0.768cm" svg:x="17.458cm" svg:y="7.726cm">
          <text:p text:style-name="P4"><text:span text:style-name="T1">Meta 1.1.2.3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.999cm" svg:height="0.768cm" svg:x="11.659cm" svg:y="8.524cm">
          <text:p text:style-name="P4"><text:span text:style-name="T1">Meta 1.1.3.1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.999cm" svg:height="0.768cm" svg:x="14.459cm" svg:y="8.524cm">
          <text:p text:style-name="P4"><text:span text:style-name="T1">Meta 1.1.3.2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3.197cm" svg:height="0.768cm" svg:x="17.458cm" svg:y="8.524cm">
          <text:p text:style-name="P4"><text:span text:style-name="T1">Meta 1.1.3.3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.999cm" svg:height="0.768cm" svg:x="11.659cm" svg:y="9.362cm">
          <text:p text:style-name="P4"><text:span text:style-name="T1">Meta 1.1.4.1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.999cm" svg:height="0.768cm" svg:x="14.459cm" svg:y="9.362cm">
          <text:p text:style-name="P4"><text:span text:style-name="T1">Meta 1.1.4.2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3.197cm" svg:height="0.768cm" svg:x="17.458cm" svg:y="9.362cm">
          <text:p text:style-name="P4"><text:span text:style-name="T1">Meta 1.1.4.3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.999cm" svg:height="0.768cm" svg:x="11.659cm" svg:y="10.125cm">
          <text:p text:style-name="P4"><text:span text:style-name="T1">Meta 1.1.5.1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.999cm" svg:height="0.768cm" svg:x="14.459cm" svg:y="10.125cm">
          <text:p text:style-name="P4"><text:span text:style-name="T1">Meta 1.1.5.2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3.197cm" svg:height="0.768cm" svg:x="17.458cm" svg:y="10.125cm">
          <text:p text:style-name="P4"><text:span text:style-name="T1">Meta 1.1.5.3</text:span></text:p>
          <draw:enhanced-geometry svg:viewBox="0 0 21600 21600" draw:type="mso-spt202" draw:enhanced-path="M 0 0 L 21600 0 21600 21600 0 21600 0 0 Z N"/>
        </draw:custom-shape>
        <draw:custom-shape draw:style-name="gr4" draw:text-style-name="P1" draw:layer="layout" svg:width="1.2cm" svg:height="0.996cm" draw:transform="rotate (-1.57079632679579) translate (21.863cm 6.557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1.001cm" svg:height="0.802cm" svg:x="20.862cm" svg:y="8.9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001cm" svg:height="0.803cm" svg:x="20.862cm" svg:y="7.92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829cm" svg:height="0.234cm" draw:transform="rotate (-1.57079632679579) translate (21.295cm 4.524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11" draw:text-style-name="P5" draw:layer="layout" svg:x1="21.228cm" svg:y1="9.124cm" svg:x2="21.228cm" svg:y2="9.521cm">
            <text:p/>
          </draw:line>
          <draw:line draw:style-name="gr11" draw:text-style-name="P5" draw:layer="layout" svg:x1="21.426cm" svg:y1="9.124cm" svg:x2="21.43cm" svg:y2="9.521cm">
            <text:p/>
          </draw:line>
        </draw:g>
        <draw:custom-shape draw:style-name="gr10" draw:text-style-name="P1" draw:layer="layout" svg:width="0.203cm" svg:height="0.198cm" svg:x="21.259cm" svg:y="8.22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829cm" svg:height="0.234cm" draw:transform="rotate (-1.57079632679579) translate (21.33cm 5.495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0.829cm" svg:height="0.234cm" draw:transform="rotate (1.5707963267946) translate (21.462cm 10.754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0.829cm" svg:height="0.234cm" draw:transform="rotate (1.5707963267946) translate (21.462cm 11.724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0.269cm" svg:height="0.225cm" draw:transform="rotate (-1.57079632679579) translate (21.32cm 7.056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11" draw:text-style-name="P5" draw:layer="layout" svg:x1="21.096cm" svg:y1="11.126cm" svg:x2="21.096cm" svg:y2="11.523cm">
            <text:p/>
          </draw:line>
          <draw:line draw:style-name="gr11" draw:text-style-name="P5" draw:layer="layout" svg:x1="21.294cm" svg:y1="11.126cm" svg:x2="21.298cm" svg:y2="11.523cm">
            <text:p/>
          </draw:line>
        </draw:g>
        <draw:line draw:style-name="gr11" draw:text-style-name="P5" draw:layer="layout" svg:x1="21.295cm" svg:y1="10.125cm" svg:x2="21.299cm" svg:y2="10.522cm">
          <text:p/>
        </draw:line>
        <draw:line draw:style-name="gr11" draw:text-style-name="P5" draw:layer="layout" svg:x1="21.497cm" svg:y1="5.724cm" svg:x2="21.497cm" svg:y2="6.121cm">
          <text:p/>
        </draw:line>
        <draw:g>
          <draw:line draw:style-name="gr11" draw:text-style-name="P5" draw:layer="layout" svg:x1="21.497cm" svg:y1="4.723cm" svg:x2="21.497cm" svg:y2="5.12cm">
            <text:p/>
          </draw:line>
          <draw:line draw:style-name="gr11" draw:text-style-name="P5" draw:layer="layout" svg:x1="21.695cm" svg:y1="4.723cm" svg:x2="21.699cm" svg:y2="5.12cm">
            <text:p/>
          </draw:line>
        </draw:g>
        <draw:custom-shape draw:style-name="gr7" draw:text-style-name="P1" draw:layer="layout" svg:width="0.203cm" svg:height="7.232cm" svg:x="22.26cm" svg:y="4.52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299cm" svg:height="0.3cm" draw:transform="rotate (-1.57079632679579) translate (22.657cm 5.226cm)">
          <text:p/>
          <draw:enhanced-geometry svg:viewBox="0 0 21600 21600" draw:glue-points="1080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7" draw:text-style-name="P1" draw:layer="layout" svg:width="0.666cm" svg:height="0.6cm" svg:x="7.594cm" svg:y="10.99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" draw:text-style-name="P1" draw:layer="layout" svg:width="3.598cm" svg:height="0.768cm" svg:x="8.26cm" svg:y="10.927cm">
            <text:p text:style-name="P4"><text:span text:style-name="T1">Object 1.1.5</text:span></text:p>
            <draw:enhanced-geometry svg:viewBox="0 0 21600 21600" draw:type="mso-spt202" draw:enhanced-path="M 0 0 L 21600 0 21600 21600 0 21600 0 0 Z N"/>
          </draw:custom-shape>
        </draw:g>
        <draw:custom-shape draw:style-name="gr8" draw:text-style-name="P1" draw:layer="layout" svg:width="2.999cm" svg:height="0.768cm" svg:x="11.655cm" svg:y="10.927cm">
          <text:p text:style-name="P4"><text:span text:style-name="T1">Meta 1.1.5.1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.999cm" svg:height="0.768cm" svg:x="14.455cm" svg:y="10.927cm">
          <text:p text:style-name="P4"><text:span text:style-name="T1">Meta 1.1.5.2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3.197cm" svg:height="0.768cm" svg:x="17.454cm" svg:y="10.927cm">
          <text:p text:style-name="P4"><text:span text:style-name="T1">Meta 1.1.5.3</text:span></text:p>
          <draw:enhanced-geometry svg:viewBox="0 0 21600 21600" draw:type="mso-spt202" draw:enhanced-path="M 0 0 L 21600 0 21600 21600 0 21600 0 0 Z N"/>
        </draw:custom-shape>
        <draw:g>
          <draw:custom-shape draw:style-name="gr7" draw:text-style-name="P1" draw:layer="layout" svg:width="0.666cm" svg:height="0.6cm" svg:x="7.594cm" svg:y="11.82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" draw:text-style-name="P1" draw:layer="layout" svg:width="3.598cm" svg:height="0.768cm" svg:x="8.26cm" svg:y="11.761cm">
            <text:p text:style-name="P4"><text:span text:style-name="T1">Object 1.1.5</text:span></text:p>
            <draw:enhanced-geometry svg:viewBox="0 0 21600 21600" draw:type="mso-spt202" draw:enhanced-path="M 0 0 L 21600 0 21600 21600 0 21600 0 0 Z N"/>
          </draw:custom-shape>
        </draw:g>
        <draw:custom-shape draw:style-name="gr8" draw:text-style-name="P1" draw:layer="layout" svg:width="2.999cm" svg:height="0.768cm" svg:x="11.655cm" svg:y="11.761cm">
          <text:p text:style-name="P4"><text:span text:style-name="T1">Meta 1.1.5.1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.999cm" svg:height="0.768cm" svg:x="14.455cm" svg:y="11.761cm">
          <text:p text:style-name="P4"><text:span text:style-name="T1">Meta 1.1.5.2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3.197cm" svg:height="0.768cm" svg:x="17.454cm" svg:y="11.761cm">
          <text:p text:style-name="P4"><text:span text:style-name="T1">Meta 1.1.5.3</text:span></text:p>
          <draw:enhanced-geometry svg:viewBox="0 0 21600 21600" draw:type="mso-spt202" draw:enhanced-path="M 0 0 L 21600 0 21600 21600 0 21600 0 0 Z N"/>
        </draw:custom-shape>
        <draw:g>
          <draw:custom-shape draw:style-name="gr7" draw:text-style-name="P1" draw:layer="layout" svg:width="0.666cm" svg:height="0.6cm" svg:x="7.594cm" svg:y="12.62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" draw:text-style-name="P1" draw:layer="layout" svg:width="3.598cm" svg:height="0.768cm" svg:x="8.26cm" svg:y="12.563cm">
            <text:p text:style-name="P4"><text:span text:style-name="T1">Object 1.1.5</text:span></text:p>
            <draw:enhanced-geometry svg:viewBox="0 0 21600 21600" draw:type="mso-spt202" draw:enhanced-path="M 0 0 L 21600 0 21600 21600 0 21600 0 0 Z N"/>
          </draw:custom-shape>
        </draw:g>
        <draw:custom-shape draw:style-name="gr8" draw:text-style-name="P1" draw:layer="layout" svg:width="2.999cm" svg:height="0.768cm" svg:x="11.655cm" svg:y="12.563cm">
          <text:p text:style-name="P4"><text:span text:style-name="T1">Meta 1.1.5.1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.999cm" svg:height="0.768cm" svg:x="14.455cm" svg:y="12.563cm">
          <text:p text:style-name="P4"><text:span text:style-name="T1">Meta 1.1.5.2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3.197cm" svg:height="0.768cm" svg:x="17.454cm" svg:y="12.563cm">
          <text:p text:style-name="P4"><text:span text:style-name="T1">Meta 1.1.5.3</text:span></text:p>
          <draw:enhanced-geometry svg:viewBox="0 0 21600 21600" draw:type="mso-spt202" draw:enhanced-path="M 0 0 L 21600 0 21600 21600 0 21600 0 0 Z N"/>
        </draw:custom-shape>
        <draw:g>
          <draw:custom-shape draw:style-name="gr7" draw:text-style-name="P1" draw:layer="layout" svg:width="0.666cm" svg:height="0.6cm" svg:x="7.594cm" svg:y="13.42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" draw:text-style-name="P1" draw:layer="layout" svg:width="3.598cm" svg:height="0.768cm" svg:x="8.26cm" svg:y="13.361cm">
            <text:p text:style-name="P4"><text:span text:style-name="T1">Object 1.1.5</text:span></text:p>
            <draw:enhanced-geometry svg:viewBox="0 0 21600 21600" draw:type="mso-spt202" draw:enhanced-path="M 0 0 L 21600 0 21600 21600 0 21600 0 0 Z N"/>
          </draw:custom-shape>
        </draw:g>
        <draw:custom-shape draw:style-name="gr8" draw:text-style-name="P1" draw:layer="layout" svg:width="2.999cm" svg:height="0.768cm" svg:x="11.655cm" svg:y="13.361cm">
          <text:p text:style-name="P4"><text:span text:style-name="T1">Meta 1.1.5.1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.999cm" svg:height="0.768cm" svg:x="14.455cm" svg:y="13.361cm">
          <text:p text:style-name="P4"><text:span text:style-name="T1">Meta 1.1.5.2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3.197cm" svg:height="0.768cm" svg:x="17.454cm" svg:y="13.361cm">
          <text:p text:style-name="P4"><text:span text:style-name="T1">Meta 1.1.5.3</text:span></text:p>
          <draw:enhanced-geometry svg:viewBox="0 0 21600 21600" draw:type="mso-spt202" draw:enhanced-path="M 0 0 L 21600 0 21600 21600 0 21600 0 0 Z N"/>
        </draw:custom-shape>
        <draw:g>
          <draw:custom-shape draw:style-name="gr7" draw:text-style-name="P1" draw:layer="layout" svg:width="0.666cm" svg:height="0.6cm" svg:x="7.594cm" svg:y="14.2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" draw:text-style-name="P1" draw:layer="layout" svg:width="3.598cm" svg:height="0.768cm" svg:x="8.26cm" svg:y="14.164cm">
            <text:p text:style-name="P4"><text:span text:style-name="T1">Object 1.1.5</text:span></text:p>
            <draw:enhanced-geometry svg:viewBox="0 0 21600 21600" draw:type="mso-spt202" draw:enhanced-path="M 0 0 L 21600 0 21600 21600 0 21600 0 0 Z N"/>
          </draw:custom-shape>
        </draw:g>
        <draw:custom-shape draw:style-name="gr8" draw:text-style-name="P1" draw:layer="layout" svg:width="2.999cm" svg:height="0.768cm" svg:x="11.655cm" svg:y="14.164cm">
          <text:p text:style-name="P4"><text:span text:style-name="T1">Meta 1.1.5.1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.999cm" svg:height="0.768cm" svg:x="14.455cm" svg:y="14.164cm">
          <text:p text:style-name="P4"><text:span text:style-name="T1">Meta 1.1.5.2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3.197cm" svg:height="0.768cm" svg:x="17.454cm" svg:y="14.164cm">
          <text:p text:style-name="P4"><text:span text:style-name="T1">Meta 1.1.5.3</text:span></text:p>
          <draw:enhanced-geometry svg:viewBox="0 0 21600 21600" draw:type="mso-spt202" draw:enhanced-path="M 0 0 L 21600 0 21600 21600 0 21600 0 0 Z N"/>
        </draw:custom-shape>
        <draw:custom-shape draw:style-name="gr1" draw:text-style-name="P1" draw:layer="layout" svg:width="13.401cm" svg:height="1.601cm" svg:x="7.06cm" svg:y="12.92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3.335cm" svg:height="0.803cm" svg:x="7.126cm" svg:y="13.12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665cm" svg:height="0.6cm" svg:x="7.594cm" svg:y="13.1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9.403cm" svg:height="3.4cm" svg:x="4.057cm" svg:y="14.56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599cm" svg:height="0.768cm" svg:x="8.259cm" svg:y="13.128cm">
          <text:p text:style-name="P4"><text:span text:style-name="T1">Object 1.1.1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.998cm" svg:height="0.768cm" svg:x="11.664cm" svg:y="13.163cm">
          <text:p text:style-name="P4"><text:span text:style-name="T1">Meta 1.1.1.1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.999cm" svg:height="0.768cm" svg:x="14.464cm" svg:y="13.163cm">
          <text:p text:style-name="P4"><text:span text:style-name="T1">Meta 1.1.1.2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3.197cm" svg:height="0.768cm" svg:x="17.463cm" svg:y="13.163cm">
          <text:p text:style-name="P4"><text:span text:style-name="T1">Meta 1.1.1.3</text:span></text:p>
          <draw:enhanced-geometry svg:viewBox="0 0 21600 21600" draw:type="mso-spt202" draw:enhanced-path="M 0 0 L 21600 0 21600 21600 0 21600 0 0 Z N"/>
        </draw:custom-shape>
        <draw:custom-shape draw:style-name="gr4" draw:text-style-name="P1" draw:layer="layout" svg:width="0.604cm" svg:height="7.796cm" svg:x="6.756cm" svg:y="6.928cm">
          <text:p/>
          <draw:enhanced-geometry svg:viewBox="0 0 21600 21600" draw:text-areas="0 0 21600 21600" draw:mirror-horizontal="true" draw:type="mso-spt103" draw:modifiers="15038 19400 14400" draw:enhanced-path="M 21600 0 C 9675 0 0 ?f10 0 ?f9 L 0 ?f11 C 0 ?f14 ?f15 ?f1 ?f2 ?f1 L ?f2 21600 21600 ?f7 ?f2 ?f0 ?f2 ?f16 C ?f2 ?f16 80 ?f8 80 ?f8 80 ?f8 21600 ?f5 21600 0 Z N">
            <draw:equation draw:name="f0" draw:formula="$0 "/>
            <draw:equation draw:name="f1" draw:formula="$1 "/>
            <draw:equation draw:name="f2" draw:formula="$2 "/>
            <draw:equation draw:name="f3" draw:formula="21600-$1 "/>
            <draw:equation draw:name="f4" draw:formula="$1 -$0 "/>
            <draw:equation draw:name="f5" draw:formula="?f4 -?f3 "/>
            <draw:equation draw:name="f6" draw:formula="?f5 /2"/>
            <draw:equation draw:name="f7" draw:formula="$1 -?f6 "/>
            <draw:equation draw:name="f8" draw:formula="$1 /2"/>
            <draw:equation draw:name="f9" draw:formula="?f8 -?f6 "/>
            <draw:equation draw:name="f10" draw:formula="?f9 *10000/22326"/>
            <draw:equation draw:name="f11" draw:formula="?f9 +?f5 "/>
            <draw:equation draw:name="f12" draw:formula="$1 -?f11 "/>
            <draw:equation draw:name="f13" draw:formula="?f12 *10000/23148"/>
            <draw:equation draw:name="f14" draw:formula="?f13 +?f11 "/>
            <draw:equation draw:name="f15" draw:formula="$2 *10000/25467"/>
            <draw:equation draw:name="f16" draw:formula="$0 +?f3 "/>
          </draw:enhanced-geometry>
        </draw:custom-shape>
        <draw:g>
          <draw:custom-shape draw:style-name="gr12" draw:text-style-name="P1" draw:layer="layout" svg:width="13.366cm" svg:height="0.346cm" svg:x="7.095cm" svg:y="4.14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1.996cm" svg:height="0.642cm" svg:x="14.373cm" svg:y="3.995cm">
            <text:p text:style-name="P6"><text:span text:style-name="T5">Header 2</text:span></text:p>
            <draw:enhanced-geometry svg:viewBox="0 0 21600 21600" draw:type="mso-spt202" draw:enhanced-path="M 0 0 L 21600 0 21600 21600 0 21600 0 0 Z N"/>
          </draw:custom-shape>
          <draw:custom-shape draw:style-name="gr8" draw:text-style-name="P1" draw:layer="layout" svg:width="1.996cm" svg:height="0.642cm" svg:x="17.562cm" svg:y="3.995cm">
            <text:p text:style-name="P6"><text:span text:style-name="T5">Header 3</text:span></text:p>
            <draw:enhanced-geometry svg:viewBox="0 0 21600 21600" draw:type="mso-spt202" draw:enhanced-path="M 0 0 L 21600 0 21600 21600 0 21600 0 0 Z N"/>
          </draw:custom-shape>
          <draw:custom-shape draw:style-name="gr8" draw:text-style-name="P1" draw:layer="layout" svg:width="1.996cm" svg:height="0.642cm" svg:x="11.778cm" svg:y="3.995cm">
            <text:p text:style-name="P6"><text:span text:style-name="T5">Header 1</text:span></text:p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style-name="gr13" draw:layer="layout" svg:width="7.142cm" svg:height="9.524cm" svg:x="5.953cm" svg:y="1.93cm" draw:page-number="2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Folie 3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18.803cm" svg:height="10.403cm" svg:x="4.057cm" svg:y="4.12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3.401cm" svg:height="0.803cm" svg:x="7.06cm" svg:y="13.1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.401cm" svg:height="0.802cm" svg:x="7.06cm" svg:y="10.1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.401cm" svg:height="0.803cm" svg:x="7.06cm" svg:y="11.72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3.401cm" svg:height="0.803cm" svg:x="7.06cm" svg:y="6.9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.401cm" svg:height="0.803cm" svg:x="7.06cm" svg:y="8.5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003cm" svg:height="10.403cm" svg:x="4.057cm" svg:y="4.123cm">
          <text:p/>
          <draw:enhanced-geometry svg:viewBox="0 0 21600 21600" draw:type="rectangle" draw:enhanced-path="M 0 0 L 21600 0 21600 21600 0 21600 0 0 Z N"/>
        </draw:custom-shape>
        <draw:g>
          <draw:custom-shape draw:style-name="gr4" draw:text-style-name="P1" draw:layer="layout" svg:width="1.6cm" svg:height="1.001cm" svg:x="4.86cm" svg:y="6.52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8cm" svg:height="1.275cm" svg:x="4.26cm" svg:y="7.527cm">
            <text:p text:style-name="P2"><text:span text:style-name="T1">Container 1.1</text:span></text:p>
            <draw:enhanced-geometry svg:viewBox="0 0 21600 21600" draw:type="mso-spt202" draw:enhanced-path="M 0 0 L 21600 0 21600 21600 0 21600 0 0 Z N"/>
          </draw:custom-shape>
        </draw:g>
        <draw:custom-shape draw:style-name="gr6" draw:text-style-name="P1" draw:layer="layout" svg:width="2.399cm" svg:height="2.399cm" svg:x="4.26cm" svg:y="4.326cm">
          <text:p text:style-name="P3"><text:span text:style-name="T2">Server 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g>
          <draw:custom-shape draw:style-name="gr7" draw:text-style-name="P1" draw:layer="layout" svg:width="1.6cm" svg:height="1.001cm" svg:x="4.86cm" svg:y="12.65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2.8cm" svg:height="1.275cm" svg:x="4.26cm" svg:y="13.657cm">
            <text:p text:style-name="P2"><text:span text:style-name="T1">Container 2.1</text:span></text:p>
            <draw:enhanced-geometry svg:viewBox="0 0 21600 21600" draw:type="mso-spt202" draw:enhanced-path="M 0 0 L 21600 0 21600 21600 0 21600 0 0 Z N"/>
          </draw:custom-shape>
        </draw:g>
        <draw:custom-shape draw:style-name="gr9" draw:text-style-name="P1" draw:layer="layout" svg:width="2.002cm" svg:height="2.002cm" svg:x="4.26cm" svg:y="10.852cm">
          <text:p text:style-name="P3"><text:span text:style-name="T1">Server 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g>
          <draw:custom-shape draw:style-name="gr7" draw:text-style-name="P1" draw:layer="layout" svg:width="1.6cm" svg:height="1.001cm" svg:x="4.86cm" svg:y="8.65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2.8cm" svg:height="1.275cm" svg:x="4.26cm" svg:y="9.657cm">
            <text:p text:style-name="P2"><text:span text:style-name="T1">Container 1.2</text:span></text:p>
            <draw:enhanced-geometry svg:viewBox="0 0 21600 21600" draw:type="mso-spt202" draw:enhanced-path="M 0 0 L 21600 0 21600 21600 0 21600 0 0 Z N"/>
          </draw:custom-shape>
        </draw:g>
        <draw:custom-shape draw:style-name="gr3" draw:text-style-name="P1" draw:layer="layout" svg:width="13.401cm" svg:height="1.601cm" svg:x="7.06cm" svg:y="4.123cm">
          <text:p/>
          <draw:enhanced-geometry svg:viewBox="0 0 21600 21600" draw:type="rectangle" draw:enhanced-path="M 0 0 L 21600 0 21600 21600 0 21600 0 0 Z N"/>
        </draw:custom-shape>
        <draw:g>
          <draw:custom-shape draw:style-name="gr7" draw:text-style-name="P1" draw:layer="layout" svg:width="0.9cm" svg:height="0.6cm" svg:x="7.461cm" svg:y="6.20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3.999cm" svg:height="0.768cm" svg:x="8.264cm" svg:y="6.125cm">
            <text:p text:style-name="P4"><text:span text:style-name="T1">Container 1.1.1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7" draw:text-style-name="P1" draw:layer="layout" svg:width="0.9cm" svg:height="0.6cm" svg:x="7.461cm" svg:y="7.00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3.999cm" svg:height="0.768cm" svg:x="8.264cm" svg:y="6.923cm">
            <text:p text:style-name="P4"><text:span text:style-name="T1">Container 1.1.2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7" draw:text-style-name="P1" draw:layer="layout" svg:width="0.9cm" svg:height="0.6cm" svg:x="7.461cm" svg:y="7.80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3.999cm" svg:height="0.768cm" svg:x="8.264cm" svg:y="7.726cm">
            <text:p text:style-name="P4"><text:span text:style-name="T1">Container 1.1.3</text:span></text:p>
            <draw:enhanced-geometry svg:viewBox="0 0 21600 21600" draw:type="mso-spt202" draw:enhanced-path="M 0 0 L 21600 0 21600 21600 0 21600 0 0 Z N"/>
          </draw:custom-shape>
        </draw:g>
        <draw:custom-shape draw:style-name="gr7" draw:text-style-name="P1" draw:layer="layout" svg:width="0.665cm" svg:height="0.6cm" svg:x="7.594cm" svg:y="8.55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3.599cm" svg:height="0.768cm" svg:x="8.259cm" svg:y="8.489cm">
          <text:p text:style-name="P4"><text:span text:style-name="T1">Object 1.1.1</text:span></text:p>
          <draw:enhanced-geometry svg:viewBox="0 0 21600 21600" draw:type="mso-spt202" draw:enhanced-path="M 0 0 L 21600 0 21600 21600 0 21600 0 0 Z N"/>
        </draw:custom-shape>
        <draw:g>
          <draw:custom-shape draw:style-name="gr7" draw:text-style-name="P1" draw:layer="layout" svg:width="0.666cm" svg:height="0.6cm" svg:x="7.598cm" svg:y="9.35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" draw:text-style-name="P1" draw:layer="layout" svg:width="3.598cm" svg:height="0.768cm" svg:x="8.264cm" svg:y="9.287cm">
            <text:p text:style-name="P4"><text:span text:style-name="T1">Object 1.1.2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7" draw:text-style-name="P1" draw:layer="layout" svg:width="0.666cm" svg:height="0.6cm" svg:x="7.598cm" svg:y="10.15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" draw:text-style-name="P1" draw:layer="layout" svg:width="3.598cm" svg:height="0.768cm" svg:x="8.264cm" svg:y="10.089cm">
            <text:p text:style-name="P4"><text:span text:style-name="T1">Object 1.1.3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7" draw:text-style-name="P1" draw:layer="layout" svg:width="0.666cm" svg:height="0.6cm" svg:x="7.598cm" svg:y="10.99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" draw:text-style-name="P1" draw:layer="layout" svg:width="3.598cm" svg:height="0.768cm" svg:x="8.264cm" svg:y="10.927cm">
            <text:p text:style-name="P4"><text:span text:style-name="T1">Object 1.1.4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7" draw:text-style-name="P1" draw:layer="layout" svg:width="0.666cm" svg:height="0.6cm" svg:x="7.598cm" svg:y="11.79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" draw:text-style-name="P1" draw:layer="layout" svg:width="3.598cm" svg:height="0.768cm" svg:x="8.264cm" svg:y="11.725cm">
            <text:p text:style-name="P4"><text:span text:style-name="T1">Object 1.1.5</text:span></text:p>
            <draw:enhanced-geometry svg:viewBox="0 0 21600 21600" draw:type="mso-spt202" draw:enhanced-path="M 0 0 L 21600 0 21600 21600 0 21600 0 0 Z N"/>
          </draw:custom-shape>
        </draw:g>
        <draw:custom-shape draw:style-name="gr3" draw:text-style-name="P1" draw:layer="layout" svg:width="13.401cm" svg:height="1.601cm" svg:x="7.06cm" svg:y="12.9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399cm" svg:height="10.403cm" svg:x="20.461cm" svg:y="4.12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997cm" svg:height="1.2cm" svg:x="20.66cm" svg:y="12.325cm">
          <text:p text:style-name="P3"><text:span text:style-name="T3">Renderer</text:span></text:p>
          <text:p text:style-name="P3"><text:span text:style-name="T3">1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.601cm" svg:height="0.798cm" svg:x="20.858cm" svg:y="13.926cm">
          <text:p text:style-name="P3"><text:span text:style-name="T4">Renderer</text:span></text:p>
          <text:p text:style-name="P3"><text:span text:style-name="T4">2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.399cm" svg:height="2.399cm" svg:x="20.461cm" svg:y="12.12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998cm" svg:height="0.768cm" svg:x="11.664cm" svg:y="8.524cm">
          <text:p text:style-name="P4"><text:span text:style-name="T1">Meta 1.1.1.1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.999cm" svg:height="0.768cm" svg:x="14.464cm" svg:y="8.524cm">
          <text:p text:style-name="P4"><text:span text:style-name="T1">Meta 1.1.1.2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3.197cm" svg:height="0.768cm" svg:x="17.463cm" svg:y="8.524cm">
          <text:p text:style-name="P4"><text:span text:style-name="T1">Meta 1.1.1.3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.999cm" svg:height="0.768cm" svg:x="11.659cm" svg:y="9.327cm">
          <text:p text:style-name="P4"><text:span text:style-name="T1">Meta 1.1.2.1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.999cm" svg:height="0.768cm" svg:x="14.459cm" svg:y="9.327cm">
          <text:p text:style-name="P4"><text:span text:style-name="T1">Meta 1.1.2.2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3.197cm" svg:height="0.768cm" svg:x="17.458cm" svg:y="9.327cm">
          <text:p text:style-name="P4"><text:span text:style-name="T1">Meta 1.1.2.3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.999cm" svg:height="0.768cm" svg:x="11.659cm" svg:y="10.125cm">
          <text:p text:style-name="P4"><text:span text:style-name="T1">Meta 1.1.3.1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.999cm" svg:height="0.768cm" svg:x="14.459cm" svg:y="10.125cm">
          <text:p text:style-name="P4"><text:span text:style-name="T1">Meta 1.1.3.2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3.197cm" svg:height="0.768cm" svg:x="17.458cm" svg:y="10.125cm">
          <text:p text:style-name="P4"><text:span text:style-name="T1">Meta 1.1.3.3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.999cm" svg:height="0.768cm" svg:x="11.659cm" svg:y="10.963cm">
          <text:p text:style-name="P4"><text:span text:style-name="T1">Meta 1.1.4.1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.999cm" svg:height="0.768cm" svg:x="14.459cm" svg:y="10.963cm">
          <text:p text:style-name="P4"><text:span text:style-name="T1">Meta 1.1.4.2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3.197cm" svg:height="0.768cm" svg:x="17.458cm" svg:y="10.963cm">
          <text:p text:style-name="P4"><text:span text:style-name="T1">Meta 1.1.4.3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.999cm" svg:height="0.768cm" svg:x="11.659cm" svg:y="11.725cm">
          <text:p text:style-name="P4"><text:span text:style-name="T1">Meta 1.1.5.1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.999cm" svg:height="0.768cm" svg:x="14.459cm" svg:y="11.725cm">
          <text:p text:style-name="P4"><text:span text:style-name="T1">Meta 1.1.5.2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3.197cm" svg:height="0.768cm" svg:x="17.458cm" svg:y="11.725cm">
          <text:p text:style-name="P4"><text:span text:style-name="T1">Meta 1.1.5.3</text:span></text:p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0.665cm" svg:height="0.6cm" svg:x="7.594cm" svg:y="13.1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9.403cm" svg:height="3.4cm" svg:x="4.057cm" svg:y="14.56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2cm" svg:height="0.996cm" draw:transform="rotate (-1.57079632679579) translate (21.863cm 6.557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1.001cm" svg:height="0.802cm" svg:x="20.862cm" svg:y="8.9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001cm" svg:height="0.803cm" svg:x="20.862cm" svg:y="7.92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829cm" svg:height="0.234cm" draw:transform="rotate (-1.57079632679579) translate (21.295cm 4.524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11" draw:text-style-name="P5" draw:layer="layout" svg:x1="21.228cm" svg:y1="9.124cm" svg:x2="21.228cm" svg:y2="9.521cm">
            <text:p/>
          </draw:line>
          <draw:line draw:style-name="gr11" draw:text-style-name="P5" draw:layer="layout" svg:x1="21.426cm" svg:y1="9.124cm" svg:x2="21.43cm" svg:y2="9.521cm">
            <text:p/>
          </draw:line>
        </draw:g>
        <draw:custom-shape draw:style-name="gr10" draw:text-style-name="P1" draw:layer="layout" svg:width="0.203cm" svg:height="0.198cm" svg:x="21.259cm" svg:y="8.22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829cm" svg:height="0.234cm" draw:transform="rotate (-1.57079632679579) translate (21.33cm 5.495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0.829cm" svg:height="0.234cm" draw:transform="rotate (1.5707963267946) translate (21.462cm 10.754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0.829cm" svg:height="0.234cm" draw:transform="rotate (1.5707963267946) translate (21.462cm 11.724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0.269cm" svg:height="0.225cm" draw:transform="rotate (-1.57079632679579) translate (21.32cm 7.056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11" draw:text-style-name="P5" draw:layer="layout" svg:x1="21.096cm" svg:y1="11.126cm" svg:x2="21.096cm" svg:y2="11.523cm">
            <text:p/>
          </draw:line>
          <draw:line draw:style-name="gr11" draw:text-style-name="P5" draw:layer="layout" svg:x1="21.294cm" svg:y1="11.126cm" svg:x2="21.298cm" svg:y2="11.523cm">
            <text:p/>
          </draw:line>
        </draw:g>
        <draw:line draw:style-name="gr11" draw:text-style-name="P5" draw:layer="layout" svg:x1="21.295cm" svg:y1="10.125cm" svg:x2="21.299cm" svg:y2="10.522cm">
          <text:p/>
        </draw:line>
        <draw:line draw:style-name="gr11" draw:text-style-name="P5" draw:layer="layout" svg:x1="21.497cm" svg:y1="5.724cm" svg:x2="21.497cm" svg:y2="6.121cm">
          <text:p/>
        </draw:line>
        <draw:g>
          <draw:line draw:style-name="gr11" draw:text-style-name="P5" draw:layer="layout" svg:x1="21.497cm" svg:y1="4.723cm" svg:x2="21.497cm" svg:y2="5.12cm">
            <text:p/>
          </draw:line>
          <draw:line draw:style-name="gr11" draw:text-style-name="P5" draw:layer="layout" svg:x1="21.695cm" svg:y1="4.723cm" svg:x2="21.699cm" svg:y2="5.12cm">
            <text:p/>
          </draw:line>
        </draw:g>
        <draw:custom-shape draw:style-name="gr7" draw:text-style-name="P1" draw:layer="layout" svg:width="0.203cm" svg:height="7.232cm" svg:x="22.26cm" svg:y="4.52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299cm" svg:height="0.3cm" draw:transform="rotate (-1.57079632679579) translate (22.657cm 5.226cm)">
          <text:p/>
          <draw:enhanced-geometry svg:viewBox="0 0 21600 21600" draw:glue-points="1080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1" draw:layer="layout" svg:width="3.599cm" svg:height="0.768cm" svg:x="8.259cm" svg:y="13.128cm">
          <text:p text:style-name="P4"><text:span text:style-name="T1">Object 1.1.1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.998cm" svg:height="0.768cm" svg:x="11.664cm" svg:y="13.163cm">
          <text:p text:style-name="P4"><text:span text:style-name="T1">Meta 1.1.1.1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.999cm" svg:height="0.768cm" svg:x="14.464cm" svg:y="13.163cm">
          <text:p text:style-name="P4"><text:span text:style-name="T1">Meta 1.1.1.2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3.197cm" svg:height="0.768cm" svg:x="17.463cm" svg:y="13.163cm">
          <text:p text:style-name="P4"><text:span text:style-name="T1">Meta 1.1.1.3</text:span></text:p>
          <draw:enhanced-geometry svg:viewBox="0 0 21600 21600" draw:type="mso-spt202" draw:enhanced-path="M 0 0 L 21600 0 21600 21600 0 21600 0 0 Z N"/>
        </draw:custom-shape>
        <draw:custom-shape draw:style-name="gr4" draw:text-style-name="P1" draw:layer="layout" svg:width="0.498cm" svg:height="3.4cm" svg:x="6.857cm" svg:y="4.123cm">
          <text:p/>
          <draw:enhanced-geometry svg:viewBox="0 0 21600 21600" draw:text-areas="0 0 21600 21600" draw:mirror-horizontal="true" draw:mirror-vertical="true" draw:type="mso-spt103" draw:modifiers="13000 19400 14400" draw:enhanced-path="M 21600 0 C 9675 0 0 ?f10 0 ?f9 L 0 ?f11 C 0 ?f14 ?f15 ?f1 ?f2 ?f1 L ?f2 21600 21600 ?f7 ?f2 ?f0 ?f2 ?f16 C ?f2 ?f16 80 ?f8 80 ?f8 80 ?f8 21600 ?f5 21600 0 Z N">
            <draw:equation draw:name="f0" draw:formula="$0 "/>
            <draw:equation draw:name="f1" draw:formula="$1 "/>
            <draw:equation draw:name="f2" draw:formula="$2 "/>
            <draw:equation draw:name="f3" draw:formula="21600-$1 "/>
            <draw:equation draw:name="f4" draw:formula="$1 -$0 "/>
            <draw:equation draw:name="f5" draw:formula="?f4 -?f3 "/>
            <draw:equation draw:name="f6" draw:formula="?f5 /2"/>
            <draw:equation draw:name="f7" draw:formula="$1 -?f6 "/>
            <draw:equation draw:name="f8" draw:formula="$1 /2"/>
            <draw:equation draw:name="f9" draw:formula="?f8 -?f6 "/>
            <draw:equation draw:name="f10" draw:formula="?f9 *10000/22326"/>
            <draw:equation draw:name="f11" draw:formula="?f9 +?f5 "/>
            <draw:equation draw:name="f12" draw:formula="$1 -?f11 "/>
            <draw:equation draw:name="f13" draw:formula="?f12 *10000/23148"/>
            <draw:equation draw:name="f14" draw:formula="?f13 +?f11 "/>
            <draw:equation draw:name="f15" draw:formula="$2 *10000/25467"/>
            <draw:equation draw:name="f16" draw:formula="$0 +?f3 "/>
          </draw:enhanced-geometry>
        </draw:custom-shape>
        <draw:g>
          <draw:custom-shape draw:style-name="gr12" draw:text-style-name="P1" draw:layer="layout" svg:width="13.366cm" svg:height="0.366cm" svg:x="7.095cm" svg:y="5.7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1.993cm" svg:height="0.642cm" svg:x="14.354cm" svg:y="5.587cm">
            <text:p text:style-name="P6"><text:span text:style-name="T5">Header 2</text:span></text:p>
            <draw:enhanced-geometry svg:viewBox="0 0 21600 21600" draw:type="mso-spt202" draw:enhanced-path="M 0 0 L 21600 0 21600 21600 0 21600 0 0 Z N"/>
          </draw:custom-shape>
          <draw:custom-shape draw:style-name="gr8" draw:text-style-name="P1" draw:layer="layout" svg:width="1.997cm" svg:height="0.642cm" svg:x="17.542cm" svg:y="5.587cm">
            <text:p text:style-name="P6"><text:span text:style-name="T5">Header 3</text:span></text:p>
            <draw:enhanced-geometry svg:viewBox="0 0 21600 21600" draw:type="mso-spt202" draw:enhanced-path="M 0 0 L 21600 0 21600 21600 0 21600 0 0 Z N"/>
          </draw:custom-shape>
          <draw:custom-shape draw:style-name="gr8" draw:text-style-name="P1" draw:layer="layout" svg:width="1.998cm" svg:height="0.642cm" svg:x="11.756cm" svg:y="5.587cm">
            <text:p text:style-name="P6"><text:span text:style-name="T5">Header 1</text:span></text:p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style-name="gr13" draw:layer="layout" svg:width="7.142cm" svg:height="9.524cm" svg:x="5.953cm" svg:y="1.93cm" draw:page-number="3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Folie 4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18.803cm" svg:height="10.403cm" svg:x="4.057cm" svg:y="4.12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3.333cm" svg:height="0.768cm" svg:x="17.626cm" svg:y="7.761cm">
          <text:p text:style-name="P4"><text:span text:style-name="T1">Meta 1.1.2.3.3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3.333cm" svg:height="0.768cm" svg:x="17.626cm" svg:y="9.362cm">
          <text:p text:style-name="P4"><text:span text:style-name="T1">Meta 1.1.2.5.3</text:span></text:p>
          <draw:enhanced-geometry svg:viewBox="0 0 21600 21600" draw:type="mso-spt202" draw:enhanced-path="M 0 0 L 21600 0 21600 21600 0 21600 0 0 Z N"/>
        </draw:custom-shape>
        <draw:custom-shape draw:style-name="gr2" draw:text-style-name="P1" draw:layer="layout" svg:width="13.401cm" svg:height="0.803cm" svg:x="7.06cm" svg:y="11.72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333cm" svg:height="0.768cm" svg:x="17.626cm" svg:y="10.963cm">
          <text:p text:style-name="P4"><text:span text:style-name="T1">Meta 1.1.2.7.3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3.333cm" svg:height="0.768cm" svg:x="17.626cm" svg:y="11.761cm">
          <text:p text:style-name="P4"><text:span text:style-name="T1">Meta 1.1.2.8.3</text:span></text:p>
          <draw:enhanced-geometry svg:viewBox="0 0 21600 21600" draw:type="mso-spt202" draw:enhanced-path="M 0 0 L 21600 0 21600 21600 0 21600 0 0 Z N"/>
        </draw:custom-shape>
        <draw:custom-shape draw:style-name="gr16" draw:text-style-name="P7" draw:layer="layout" svg:width="3.333cm" svg:height="0.768cm" svg:x="17.626cm" svg:y="5.896cm">
          <text:p text:style-name="P4"><text:span text:style-name="T1">Meta 1.1.2.1.3</text:span></text:p>
          <draw:enhanced-geometry svg:viewBox="0 0 21600 21600" draw:type="mso-spt202" draw:enhanced-path="M 0 0 L 21600 0 21600 21600 0 21600 0 0 Z N"/>
        </draw:custom-shape>
        <draw:custom-shape draw:style-name="gr14" draw:text-style-name="P1" draw:layer="layout" svg:width="13.401cm" svg:height="0.802cm" svg:x="7.06cm" svg:y="10.1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333cm" svg:height="0.768cm" svg:x="17.626cm" svg:y="10.164cm">
          <text:p text:style-name="P4"><text:span text:style-name="T1">Meta 1.1.2.6.3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3.333cm" svg:height="1.275cm" svg:x="17.626cm" svg:y="12.563cm">
          <text:p text:style-name="P4"><text:span text:style-name="T1">Meta 1.1.2.1..3</text:span></text:p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0.666cm" svg:height="0.6cm" svg:x="7.558cm" svg:y="12.5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3.598cm" svg:height="0.768cm" svg:x="8.224cm" svg:y="12.528cm">
          <text:p text:style-name="P4"><text:span text:style-name="T1">Object 1.1.2.9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3.33cm" svg:height="0.768cm" svg:x="11.628cm" svg:y="12.563cm">
          <text:p text:style-name="P4"><text:span text:style-name="T1">Meta 1.1.2.1.1</text:span></text:p>
          <draw:enhanced-geometry svg:viewBox="0 0 21600 21600" draw:type="mso-spt202" draw:enhanced-path="M 0 0 L 21600 0 21600 21600 0 21600 0 0 Z N"/>
        </draw:custom-shape>
        <draw:custom-shape draw:style-name="gr2" draw:text-style-name="P1" draw:layer="layout" svg:width="13.401cm" svg:height="0.803cm" svg:x="7.06cm" svg:y="6.85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33cm" svg:height="0.768cm" svg:x="14.631cm" svg:y="12.563cm">
          <text:p text:style-name="P4"><text:span text:style-name="T1">Meta 1.1.2.1.2</text:span></text:p>
          <draw:enhanced-geometry svg:viewBox="0 0 21600 21600" draw:type="mso-spt202" draw:enhanced-path="M 0 0 L 21600 0 21600 21600 0 21600 0 0 Z N"/>
        </draw:custom-shape>
        <draw:custom-shape draw:style-name="gr16" draw:text-style-name="P7" draw:layer="layout" svg:width="3.333cm" svg:height="0.768cm" svg:x="17.626cm" svg:y="6.963cm">
          <text:p text:style-name="P4"><text:span text:style-name="T1">Meta 1.1.2.1.3</text:span></text:p>
          <draw:enhanced-geometry svg:viewBox="0 0 21600 21600" draw:type="mso-spt202" draw:enhanced-path="M 0 0 L 21600 0 21600 21600 0 21600 0 0 Z N"/>
        </draw:custom-shape>
        <draw:custom-shape draw:style-name="gr1" draw:text-style-name="P1" draw:layer="layout" svg:width="13.401cm" svg:height="1.601cm" svg:x="7.06cm" svg:y="12.92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3.401cm" svg:height="0.6cm" svg:x="7.06cm" svg:y="13.9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.401cm" svg:height="0.803cm" svg:x="7.06cm" svg:y="8.52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3.333cm" svg:height="0.768cm" svg:x="17.626cm" svg:y="8.564cm">
          <text:p text:style-name="P4"><text:span text:style-name="T1">Meta 1.1.2.4.3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3.003cm" svg:height="10.403cm" svg:x="4.057cm" svg:y="4.123cm">
          <text:p/>
          <draw:enhanced-geometry svg:viewBox="0 0 21600 21600" draw:type="rectangle" draw:enhanced-path="M 0 0 L 21600 0 21600 21600 0 21600 0 0 Z N"/>
        </draw:custom-shape>
        <draw:g>
          <draw:custom-shape draw:style-name="gr4" draw:text-style-name="P1" draw:layer="layout" svg:width="1.6cm" svg:height="1.001cm" svg:x="4.86cm" svg:y="6.52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8cm" svg:height="1.275cm" svg:x="4.26cm" svg:y="7.527cm">
            <text:p text:style-name="P2"><text:span text:style-name="T1">Container 1.1</text:span></text:p>
            <draw:enhanced-geometry svg:viewBox="0 0 21600 21600" draw:type="mso-spt202" draw:enhanced-path="M 0 0 L 21600 0 21600 21600 0 21600 0 0 Z N"/>
          </draw:custom-shape>
        </draw:g>
        <draw:custom-shape draw:style-name="gr6" draw:text-style-name="P1" draw:layer="layout" svg:width="2.399cm" svg:height="2.399cm" svg:x="4.26cm" svg:y="4.326cm">
          <text:p text:style-name="P3"><text:span text:style-name="T2">Server 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g>
          <draw:custom-shape draw:style-name="gr7" draw:text-style-name="P1" draw:layer="layout" svg:width="1.6cm" svg:height="1.001cm" svg:x="4.86cm" svg:y="12.65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2.8cm" svg:height="1.275cm" svg:x="4.26cm" svg:y="13.657cm">
            <text:p text:style-name="P2"><text:span text:style-name="T1">Container 2.1</text:span></text:p>
            <draw:enhanced-geometry svg:viewBox="0 0 21600 21600" draw:type="mso-spt202" draw:enhanced-path="M 0 0 L 21600 0 21600 21600 0 21600 0 0 Z N"/>
          </draw:custom-shape>
        </draw:g>
        <draw:custom-shape draw:style-name="gr9" draw:text-style-name="P1" draw:layer="layout" svg:width="2.002cm" svg:height="2.002cm" svg:x="4.26cm" svg:y="10.852cm">
          <text:p text:style-name="P3"><text:span text:style-name="T1">Server 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g>
          <draw:custom-shape draw:style-name="gr7" draw:text-style-name="P1" draw:layer="layout" svg:width="1.6cm" svg:height="1.001cm" svg:x="4.86cm" svg:y="8.65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2.8cm" svg:height="1.275cm" svg:x="4.26cm" svg:y="9.657cm">
            <text:p text:style-name="P2"><text:span text:style-name="T1">Container 1.2</text:span></text:p>
            <draw:enhanced-geometry svg:viewBox="0 0 21600 21600" draw:type="mso-spt202" draw:enhanced-path="M 0 0 L 21600 0 21600 21600 0 21600 0 0 Z N"/>
          </draw:custom-shape>
        </draw:g>
        <draw:custom-shape draw:style-name="gr8" draw:text-style-name="P1" draw:layer="layout" svg:width="3.333cm" svg:height="1.275cm" svg:x="17.626cm" svg:y="14.027cm">
          <text:p text:style-name="P4"><text:span text:style-name="T1">Meta 1.1.2.6..3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13.401cm" svg:height="1.601cm" svg:x="7.06cm" svg:y="4.12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9cm" svg:height="0.6cm" svg:x="7.461cm" svg:y="4.6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999cm" svg:height="0.768cm" svg:x="8.264cm" svg:y="4.524cm">
          <text:p text:style-name="P4"><text:span text:style-name="T1">Container 1.1.2</text:span></text:p>
          <draw:enhanced-geometry svg:viewBox="0 0 21600 21600" draw:type="mso-spt202" draw:enhanced-path="M 0 0 L 21600 0 21600 21600 0 21600 0 0 Z N"/>
        </draw:custom-shape>
        <draw:custom-shape draw:style-name="gr1" draw:text-style-name="P1" draw:layer="layout" svg:width="2.399cm" svg:height="10.403cm" svg:x="20.461cm" svg:y="4.12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997cm" svg:height="1.2cm" svg:x="20.66cm" svg:y="12.325cm">
          <text:p text:style-name="P3"><text:span text:style-name="T3">Renderer</text:span></text:p>
          <text:p text:style-name="P3"><text:span text:style-name="T3">1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.601cm" svg:height="0.798cm" svg:x="20.858cm" svg:y="13.926cm">
          <text:p text:style-name="P3"><text:span text:style-name="T4">Renderer</text:span></text:p>
          <text:p text:style-name="P3"><text:span text:style-name="T4">2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.399cm" svg:height="2.399cm" svg:x="20.461cm" svg:y="12.12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665cm" svg:height="0.6cm" svg:x="7.594cm" svg:y="13.1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" draw:layer="layout" svg:width="0.665cm" svg:height="0.6cm" svg:x="7.594cm" svg:y="14.0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1.2cm" svg:height="0.996cm" draw:transform="rotate (-1.57079632679579) translate (21.863cm 6.557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1.001cm" svg:height="0.802cm" svg:x="20.862cm" svg:y="8.9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001cm" svg:height="0.803cm" svg:x="20.862cm" svg:y="7.92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829cm" svg:height="0.234cm" draw:transform="rotate (-1.57079632679579) translate (21.295cm 4.524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11" draw:text-style-name="P5" draw:layer="layout" svg:x1="21.228cm" svg:y1="9.124cm" svg:x2="21.228cm" svg:y2="9.521cm">
            <text:p/>
          </draw:line>
          <draw:line draw:style-name="gr11" draw:text-style-name="P5" draw:layer="layout" svg:x1="21.426cm" svg:y1="9.124cm" svg:x2="21.43cm" svg:y2="9.521cm">
            <text:p/>
          </draw:line>
        </draw:g>
        <draw:custom-shape draw:style-name="gr10" draw:text-style-name="P1" draw:layer="layout" svg:width="0.203cm" svg:height="0.198cm" svg:x="21.259cm" svg:y="8.22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829cm" svg:height="0.234cm" draw:transform="rotate (-1.57079632679579) translate (21.33cm 5.495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0.829cm" svg:height="0.234cm" draw:transform="rotate (1.5707963267946) translate (21.462cm 10.754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0.829cm" svg:height="0.234cm" draw:transform="rotate (1.5707963267946) translate (21.462cm 11.724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0.269cm" svg:height="0.225cm" draw:transform="rotate (-1.57079632679579) translate (21.32cm 7.056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11" draw:text-style-name="P5" draw:layer="layout" svg:x1="21.096cm" svg:y1="11.126cm" svg:x2="21.096cm" svg:y2="11.523cm">
            <text:p/>
          </draw:line>
          <draw:line draw:style-name="gr11" draw:text-style-name="P5" draw:layer="layout" svg:x1="21.294cm" svg:y1="11.126cm" svg:x2="21.298cm" svg:y2="11.523cm">
            <text:p/>
          </draw:line>
        </draw:g>
        <draw:line draw:style-name="gr11" draw:text-style-name="P5" draw:layer="layout" svg:x1="21.295cm" svg:y1="10.125cm" svg:x2="21.299cm" svg:y2="10.522cm">
          <text:p/>
        </draw:line>
        <draw:line draw:style-name="gr11" draw:text-style-name="P5" draw:layer="layout" svg:x1="21.497cm" svg:y1="5.724cm" svg:x2="21.497cm" svg:y2="6.121cm">
          <text:p/>
        </draw:line>
        <draw:g>
          <draw:line draw:style-name="gr11" draw:text-style-name="P5" draw:layer="layout" svg:x1="21.497cm" svg:y1="4.723cm" svg:x2="21.497cm" svg:y2="5.12cm">
            <text:p/>
          </draw:line>
          <draw:line draw:style-name="gr11" draw:text-style-name="P5" draw:layer="layout" svg:x1="21.695cm" svg:y1="4.723cm" svg:x2="21.699cm" svg:y2="5.12cm">
            <text:p/>
          </draw:line>
        </draw:g>
        <draw:custom-shape draw:style-name="gr7" draw:text-style-name="P1" draw:layer="layout" svg:width="0.203cm" svg:height="7.232cm" svg:x="22.26cm" svg:y="4.52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299cm" svg:height="0.3cm" draw:transform="rotate (-1.57079632679579) translate (22.657cm 5.226cm)">
          <text:p/>
          <draw:enhanced-geometry svg:viewBox="0 0 21600 21600" draw:glue-points="1080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1" draw:layer="layout" svg:width="3.599cm" svg:height="0.768cm" svg:x="8.259cm" svg:y="13.128cm">
          <text:p text:style-name="P4"><text:span text:style-name="T1">Object 1.1.1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.998cm" svg:height="0.768cm" svg:x="11.664cm" svg:y="13.163cm">
          <text:p text:style-name="P4"><text:span text:style-name="T1">Meta 1.1.1.1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.999cm" svg:height="0.768cm" svg:x="14.464cm" svg:y="13.163cm">
          <text:p text:style-name="P4"><text:span text:style-name="T1">Meta 1.1.1.2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3.197cm" svg:height="0.768cm" svg:x="17.463cm" svg:y="13.163cm">
          <text:p text:style-name="P4"><text:span text:style-name="T1">Meta 1.1.1.3</text:span></text:p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0.666cm" svg:height="0.6cm" svg:x="7.558cm" svg:y="6.9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3.598cm" svg:height="0.768cm" svg:x="8.224cm" svg:y="6.928cm">
          <text:p text:style-name="P4"><text:span text:style-name="T1">Object 1.1.2.2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3.33cm" svg:height="0.768cm" svg:x="11.628cm" svg:y="6.963cm">
          <text:p text:style-name="P4"><text:span text:style-name="T1">Meta 1.1.2.2.1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3.33cm" svg:height="0.768cm" svg:x="14.631cm" svg:y="6.963cm">
          <text:p text:style-name="P4"><text:span text:style-name="T1">Meta 1.1.2.2.2</text:span></text:p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0.666cm" svg:height="0.6cm" svg:x="7.558cm" svg:y="7.7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3.598cm" svg:height="0.768cm" svg:x="8.224cm" svg:y="7.726cm">
          <text:p text:style-name="P4"><text:span text:style-name="T1">Object 1.1.2.3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3.33cm" svg:height="0.768cm" svg:x="11.628cm" svg:y="7.761cm">
          <text:p text:style-name="P4"><text:span text:style-name="T1">Meta 1.1.2.3.1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3.33cm" svg:height="0.768cm" svg:x="14.631cm" svg:y="7.761cm">
          <text:p text:style-name="P4"><text:span text:style-name="T1">Meta 1.1.2.3.2</text:span></text:p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0.666cm" svg:height="0.599cm" svg:x="7.558cm" svg:y="8.5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3.598cm" svg:height="0.768cm" svg:x="8.224cm" svg:y="8.528cm">
          <text:p text:style-name="P4"><text:span text:style-name="T1">Object 1.1.2.4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3.33cm" svg:height="0.768cm" svg:x="11.628cm" svg:y="8.564cm">
          <text:p text:style-name="P4"><text:span text:style-name="T1">Meta 1.1.2.4.1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3.33cm" svg:height="0.768cm" svg:x="14.631cm" svg:y="8.564cm">
          <text:p text:style-name="P4"><text:span text:style-name="T1">Meta 1.1.2.4.2</text:span></text:p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0.666cm" svg:height="0.599cm" svg:x="7.558cm" svg:y="9.39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3.598cm" svg:height="0.768cm" svg:x="8.224cm" svg:y="9.327cm">
          <text:p text:style-name="P4"><text:span text:style-name="T1">Object 1.1.2.5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3.33cm" svg:height="0.768cm" svg:x="11.628cm" svg:y="9.362cm">
          <text:p text:style-name="P4"><text:span text:style-name="T1">Meta 1.1.2.5.1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3.33cm" svg:height="0.768cm" svg:x="14.631cm" svg:y="9.362cm">
          <text:p text:style-name="P4"><text:span text:style-name="T1">Meta 1.1.2.5.2</text:span></text:p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0.666cm" svg:height="0.6cm" svg:x="7.558cm" svg:y="10.1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3.598cm" svg:height="0.768cm" svg:x="8.224cm" svg:y="13.992cm">
          <text:p text:style-name="P4"><text:span text:style-name="T1">Object 1.1.2.6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3.33cm" svg:height="0.768cm" svg:x="11.628cm" svg:y="14.027cm">
          <text:p text:style-name="P4"><text:span text:style-name="T1">Meta 1.1.2.6.1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3.33cm" svg:height="0.768cm" svg:x="14.631cm" svg:y="14.027cm">
          <text:p text:style-name="P4"><text:span text:style-name="T1">Meta 1.1.2.6.2</text:span></text:p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0.666cm" svg:height="0.6cm" svg:x="7.558cm" svg:y="10.99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3.598cm" svg:height="0.768cm" svg:x="8.224cm" svg:y="10.927cm">
          <text:p text:style-name="P4"><text:span text:style-name="T1">Object 1.1.2.7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3.33cm" svg:height="0.768cm" svg:x="11.628cm" svg:y="10.963cm">
          <text:p text:style-name="P4"><text:span text:style-name="T1">Meta 1.1.2.7.1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3.33cm" svg:height="0.768cm" svg:x="14.631cm" svg:y="10.963cm">
          <text:p text:style-name="P4"><text:span text:style-name="T1">Meta 1.1.2.7.2</text:span></text:p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0.666cm" svg:height="0.599cm" svg:x="7.558cm" svg:y="11.7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3.598cm" svg:height="0.768cm" svg:x="8.224cm" svg:y="11.725cm">
          <text:p text:style-name="P4"><text:span text:style-name="T1">Object 1.1.2.8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3.33cm" svg:height="0.768cm" svg:x="11.628cm" svg:y="11.761cm">
          <text:p text:style-name="P4"><text:span text:style-name="T1">Meta 1.1.2.8.1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3.33cm" svg:height="0.768cm" svg:x="14.631cm" svg:y="11.761cm">
          <text:p text:style-name="P4"><text:span text:style-name="T1">Meta 1.1.2.8.2</text:span></text:p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0.666cm" svg:height="0.599cm" svg:x="7.558cm" svg:y="5.92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3.598cm" svg:height="0.768cm" svg:x="8.224cm" svg:y="5.861cm">
          <text:p text:style-name="P4"><text:span text:style-name="T1">Object 1.1.2.1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3.33cm" svg:height="0.768cm" svg:x="11.628cm" svg:y="5.896cm">
          <text:p text:style-name="P4"><text:span text:style-name="T1">Meta 1.1.2.1.1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3.33cm" svg:height="0.768cm" svg:x="14.631cm" svg:y="5.896cm">
          <text:p text:style-name="P4"><text:span text:style-name="T1">Meta 1.1.2.1.2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3.598cm" svg:height="0.768cm" svg:x="8.224cm" svg:y="10.129cm">
          <text:p text:style-name="P4"><text:span text:style-name="T1">Object 1.1.2.6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3.33cm" svg:height="0.768cm" svg:x="11.628cm" svg:y="10.164cm">
          <text:p text:style-name="P4"><text:span text:style-name="T1">Meta 1.1.2.6.1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3.33cm" svg:height="0.768cm" svg:x="14.631cm" svg:y="10.164cm">
          <text:p text:style-name="P4"><text:span text:style-name="T1">Meta 1.1.2.6.2</text:span></text:p>
          <draw:enhanced-geometry svg:viewBox="0 0 21600 21600" draw:type="mso-spt202" draw:enhanced-path="M 0 0 L 21600 0 21600 21600 0 21600 0 0 Z N"/>
        </draw:custom-shape>
        <draw:custom-shape draw:style-name="gr2" draw:text-style-name="P1" draw:layer="layout" svg:width="19.403cm" svg:height="3.4cm" svg:x="4.057cm" svg:y="14.5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04cm" svg:height="5.23cm" svg:x="6.756cm" svg:y="10.094cm">
          <text:p/>
          <draw:enhanced-geometry svg:viewBox="0 0 21600 21600" draw:text-areas="0 0 21600 21600" draw:mirror-horizontal="true" draw:type="mso-spt103" draw:modifiers="13786 19400 14400" draw:enhanced-path="M 21600 0 C 9675 0 0 ?f10 0 ?f9 L 0 ?f11 C 0 ?f14 ?f15 ?f1 ?f2 ?f1 L ?f2 21600 21600 ?f7 ?f2 ?f0 ?f2 ?f16 C ?f2 ?f16 80 ?f8 80 ?f8 80 ?f8 21600 ?f5 21600 0 Z N">
            <draw:equation draw:name="f0" draw:formula="$0 "/>
            <draw:equation draw:name="f1" draw:formula="$1 "/>
            <draw:equation draw:name="f2" draw:formula="$2 "/>
            <draw:equation draw:name="f3" draw:formula="21600-$1 "/>
            <draw:equation draw:name="f4" draw:formula="$1 -$0 "/>
            <draw:equation draw:name="f5" draw:formula="?f4 -?f3 "/>
            <draw:equation draw:name="f6" draw:formula="?f5 /2"/>
            <draw:equation draw:name="f7" draw:formula="$1 -?f6 "/>
            <draw:equation draw:name="f8" draw:formula="$1 /2"/>
            <draw:equation draw:name="f9" draw:formula="?f8 -?f6 "/>
            <draw:equation draw:name="f10" draw:formula="?f9 *10000/22326"/>
            <draw:equation draw:name="f11" draw:formula="?f9 +?f5 "/>
            <draw:equation draw:name="f12" draw:formula="$1 -?f11 "/>
            <draw:equation draw:name="f13" draw:formula="?f12 *10000/23148"/>
            <draw:equation draw:name="f14" draw:formula="?f13 +?f11 "/>
            <draw:equation draw:name="f15" draw:formula="$2 *10000/25467"/>
            <draw:equation draw:name="f16" draw:formula="$0 +?f3 "/>
          </draw:enhanced-geometry>
        </draw:custom-shape>
        <draw:g>
          <draw:custom-shape draw:style-name="gr12" draw:text-style-name="P1" draw:layer="layout" svg:width="13.366cm" svg:height="0.366cm" svg:x="7.095cm" svg:y="5.7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1.993cm" svg:height="0.642cm" svg:x="14.618cm" svg:y="5.587cm">
            <text:p text:style-name="P6"><text:span text:style-name="T5">Header 2</text:span></text:p>
            <draw:enhanced-geometry svg:viewBox="0 0 21600 21600" draw:type="mso-spt202" draw:enhanced-path="M 0 0 L 21600 0 21600 21600 0 21600 0 0 Z N"/>
          </draw:custom-shape>
          <draw:custom-shape draw:style-name="gr8" draw:text-style-name="P1" draw:layer="layout" svg:width="1.997cm" svg:height="0.642cm" svg:x="17.639cm" svg:y="5.587cm">
            <text:p text:style-name="P6"><text:span text:style-name="T5">Header 3</text:span></text:p>
            <draw:enhanced-geometry svg:viewBox="0 0 21600 21600" draw:type="mso-spt202" draw:enhanced-path="M 0 0 L 21600 0 21600 21600 0 21600 0 0 Z N"/>
          </draw:custom-shape>
          <draw:custom-shape draw:style-name="gr8" draw:text-style-name="P1" draw:layer="layout" svg:width="1.998cm" svg:height="0.642cm" svg:x="11.593cm" svg:y="5.592cm">
            <text:p text:style-name="P6"><text:span text:style-name="T5">Header 1</text:span></text:p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style-name="gr13" draw:layer="layout" svg:width="7.142cm" svg:height="9.524cm" svg:x="5.953cm" svg:y="1.93cm" draw:page-number="4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Folie 5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18.803cm" svg:height="10.403cm" svg:x="4.057cm" svg:y="4.12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333cm" svg:height="0.768cm" svg:x="17.626cm" svg:y="6.293cm">
          <text:p text:style-name="P4"><text:span text:style-name="T1">Meta 1.1.2.1.3</text:span></text:p>
          <draw:enhanced-geometry svg:viewBox="0 0 21600 21600" draw:type="mso-spt202" draw:enhanced-path="M 0 0 L 21600 0 21600 21600 0 21600 0 0 Z N"/>
        </draw:custom-shape>
        <draw:custom-shape draw:style-name="gr2" draw:text-style-name="P1" draw:layer="layout" svg:width="13.401cm" svg:height="0.803cm" svg:x="7.06cm" svg:y="7.25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333cm" svg:height="0.768cm" svg:x="17.626cm" svg:y="7.36cm">
          <text:p text:style-name="P4"><text:span text:style-name="T1">Meta 1.1.2.1.3</text:span></text:p>
          <draw:enhanced-geometry svg:viewBox="0 0 21600 21600" draw:type="mso-spt202" draw:enhanced-path="M 0 0 L 21600 0 21600 21600 0 21600 0 0 Z N"/>
        </draw:custom-shape>
        <draw:custom-shape draw:style-name="gr1" draw:text-style-name="P1" draw:layer="layout" svg:width="13.401cm" svg:height="1.601cm" svg:x="7.06cm" svg:y="12.92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3.401cm" svg:height="0.6cm" svg:x="7.06cm" svg:y="13.9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003cm" svg:height="10.403cm" svg:x="4.057cm" svg:y="4.123cm">
          <text:p/>
          <draw:enhanced-geometry svg:viewBox="0 0 21600 21600" draw:type="rectangle" draw:enhanced-path="M 0 0 L 21600 0 21600 21600 0 21600 0 0 Z N"/>
        </draw:custom-shape>
        <draw:g>
          <draw:custom-shape draw:style-name="gr4" draw:text-style-name="P1" draw:layer="layout" svg:width="1.6cm" svg:height="1.001cm" svg:x="4.86cm" svg:y="6.52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8cm" svg:height="1.275cm" svg:x="4.26cm" svg:y="7.527cm">
            <text:p text:style-name="P2"><text:span text:style-name="T1">Container 1.1</text:span></text:p>
            <draw:enhanced-geometry svg:viewBox="0 0 21600 21600" draw:type="mso-spt202" draw:enhanced-path="M 0 0 L 21600 0 21600 21600 0 21600 0 0 Z N"/>
          </draw:custom-shape>
        </draw:g>
        <draw:custom-shape draw:style-name="gr6" draw:text-style-name="P1" draw:layer="layout" svg:width="2.399cm" svg:height="2.399cm" svg:x="4.26cm" svg:y="4.326cm">
          <text:p text:style-name="P3"><text:span text:style-name="T2">Server 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g>
          <draw:custom-shape draw:style-name="gr7" draw:text-style-name="P1" draw:layer="layout" svg:width="1.6cm" svg:height="1.001cm" svg:x="4.86cm" svg:y="12.65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2.8cm" svg:height="1.275cm" svg:x="4.26cm" svg:y="13.657cm">
            <text:p text:style-name="P2"><text:span text:style-name="T1">Container 2.1</text:span></text:p>
            <draw:enhanced-geometry svg:viewBox="0 0 21600 21600" draw:type="mso-spt202" draw:enhanced-path="M 0 0 L 21600 0 21600 21600 0 21600 0 0 Z N"/>
          </draw:custom-shape>
        </draw:g>
        <draw:custom-shape draw:style-name="gr9" draw:text-style-name="P1" draw:layer="layout" svg:width="2.002cm" svg:height="2.002cm" svg:x="4.26cm" svg:y="10.852cm">
          <text:p text:style-name="P3"><text:span text:style-name="T1">Server 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g>
          <draw:custom-shape draw:style-name="gr7" draw:text-style-name="P1" draw:layer="layout" svg:width="1.6cm" svg:height="1.001cm" svg:x="4.86cm" svg:y="8.65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2.8cm" svg:height="1.275cm" svg:x="4.26cm" svg:y="9.657cm">
            <text:p text:style-name="P2"><text:span text:style-name="T1">Container 1.2</text:span></text:p>
            <draw:enhanced-geometry svg:viewBox="0 0 21600 21600" draw:type="mso-spt202" draw:enhanced-path="M 0 0 L 21600 0 21600 21600 0 21600 0 0 Z N"/>
          </draw:custom-shape>
        </draw:g>
        <draw:custom-shape draw:style-name="gr8" draw:text-style-name="P1" draw:layer="layout" svg:width="3.333cm" svg:height="1.275cm" svg:x="17.626cm" svg:y="14.027cm">
          <text:p text:style-name="P4"><text:span text:style-name="T1">Meta 1.1.2.6..3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13.401cm" svg:height="1.601cm" svg:x="7.06cm" svg:y="4.12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401cm" svg:height="0.799cm" svg:x="9.556cm" svg:y="4.524cm">
          <text:p text:style-name="P8"><text:span text:style-name="T1">Meta 2.1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999cm" svg:height="0.768cm" svg:x="7.36cm" svg:y="4.524cm">
          <text:p text:style-name="P4"><text:span text:style-name="T1">Search:</text:span></text:p>
          <draw:enhanced-geometry svg:viewBox="0 0 21600 21600" draw:type="mso-spt202" draw:enhanced-path="M 0 0 L 21600 0 21600 21600 0 21600 0 0 Z N"/>
        </draw:custom-shape>
        <draw:custom-shape draw:style-name="gr1" draw:text-style-name="P1" draw:layer="layout" svg:width="2.399cm" svg:height="10.403cm" svg:x="20.461cm" svg:y="4.12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997cm" svg:height="1.2cm" svg:x="20.66cm" svg:y="12.325cm">
          <text:p text:style-name="P3"><text:span text:style-name="T3">Renderer</text:span></text:p>
          <text:p text:style-name="P3"><text:span text:style-name="T3">1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.601cm" svg:height="0.798cm" svg:x="20.858cm" svg:y="13.926cm">
          <text:p text:style-name="P3"><text:span text:style-name="T4">Renderer</text:span></text:p>
          <text:p text:style-name="P3"><text:span text:style-name="T4">2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.399cm" svg:height="2.399cm" svg:x="20.461cm" svg:y="12.12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665cm" svg:height="0.6cm" svg:x="7.594cm" svg:y="13.1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" draw:layer="layout" svg:width="0.665cm" svg:height="0.6cm" svg:x="7.594cm" svg:y="14.0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" draw:layer="layout" svg:width="1.2cm" svg:height="0.996cm" draw:transform="rotate (-1.57079632679579) translate (21.863cm 6.557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1.001cm" svg:height="0.802cm" svg:x="20.862cm" svg:y="8.9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001cm" svg:height="0.803cm" svg:x="20.862cm" svg:y="7.92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829cm" svg:height="0.234cm" draw:transform="rotate (-1.57079632679579) translate (21.295cm 4.524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11" draw:text-style-name="P5" draw:layer="layout" svg:x1="21.228cm" svg:y1="9.124cm" svg:x2="21.228cm" svg:y2="9.521cm">
            <text:p/>
          </draw:line>
          <draw:line draw:style-name="gr11" draw:text-style-name="P5" draw:layer="layout" svg:x1="21.426cm" svg:y1="9.124cm" svg:x2="21.43cm" svg:y2="9.521cm">
            <text:p/>
          </draw:line>
        </draw:g>
        <draw:custom-shape draw:style-name="gr10" draw:text-style-name="P1" draw:layer="layout" svg:width="0.203cm" svg:height="0.198cm" svg:x="21.259cm" svg:y="8.22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829cm" svg:height="0.234cm" draw:transform="rotate (-1.57079632679579) translate (21.33cm 5.495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0.829cm" svg:height="0.234cm" draw:transform="rotate (1.5707963267946) translate (21.462cm 10.754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0.829cm" svg:height="0.234cm" draw:transform="rotate (1.5707963267946) translate (21.462cm 11.724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0.269cm" svg:height="0.225cm" draw:transform="rotate (-1.57079632679579) translate (21.32cm 7.056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11" draw:text-style-name="P5" draw:layer="layout" svg:x1="21.096cm" svg:y1="11.126cm" svg:x2="21.096cm" svg:y2="11.523cm">
            <text:p/>
          </draw:line>
          <draw:line draw:style-name="gr11" draw:text-style-name="P5" draw:layer="layout" svg:x1="21.294cm" svg:y1="11.126cm" svg:x2="21.298cm" svg:y2="11.523cm">
            <text:p/>
          </draw:line>
        </draw:g>
        <draw:line draw:style-name="gr11" draw:text-style-name="P5" draw:layer="layout" svg:x1="21.295cm" svg:y1="10.125cm" svg:x2="21.299cm" svg:y2="10.522cm">
          <text:p/>
        </draw:line>
        <draw:line draw:style-name="gr11" draw:text-style-name="P5" draw:layer="layout" svg:x1="21.497cm" svg:y1="5.724cm" svg:x2="21.497cm" svg:y2="6.121cm">
          <text:p/>
        </draw:line>
        <draw:g>
          <draw:line draw:style-name="gr11" draw:text-style-name="P5" draw:layer="layout" svg:x1="21.497cm" svg:y1="4.723cm" svg:x2="21.497cm" svg:y2="5.12cm">
            <text:p/>
          </draw:line>
          <draw:line draw:style-name="gr11" draw:text-style-name="P5" draw:layer="layout" svg:x1="21.695cm" svg:y1="4.723cm" svg:x2="21.699cm" svg:y2="5.12cm">
            <text:p/>
          </draw:line>
        </draw:g>
        <draw:custom-shape draw:style-name="gr7" draw:text-style-name="P1" draw:layer="layout" svg:width="0.203cm" svg:height="7.232cm" svg:x="22.26cm" svg:y="4.52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299cm" svg:height="0.3cm" draw:transform="rotate (-1.57079632679579) translate (22.657cm 5.226cm)">
          <text:p/>
          <draw:enhanced-geometry svg:viewBox="0 0 21600 21600" draw:glue-points="1080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1" draw:layer="layout" svg:width="3.599cm" svg:height="0.768cm" svg:x="8.259cm" svg:y="13.128cm">
          <text:p text:style-name="P4"><text:span text:style-name="T1">Object 1.1.1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.998cm" svg:height="0.768cm" svg:x="11.664cm" svg:y="13.163cm">
          <text:p text:style-name="P4"><text:span text:style-name="T1">Meta 1.1.1.1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.999cm" svg:height="0.768cm" svg:x="14.464cm" svg:y="13.163cm">
          <text:p text:style-name="P4"><text:span text:style-name="T1">Meta 1.1.1.2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3.197cm" svg:height="0.768cm" svg:x="17.463cm" svg:y="13.163cm">
          <text:p text:style-name="P4"><text:span text:style-name="T1">Meta 1.1.1.3</text:span></text:p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0.666cm" svg:height="0.599cm" svg:x="7.558cm" svg:y="7.39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3.598cm" svg:height="0.768cm" svg:x="8.224cm" svg:y="7.325cm">
          <text:p text:style-name="P4"><text:span text:style-name="T1">Object 1.1.2.2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3.33cm" svg:height="0.768cm" svg:x="11.628cm" svg:y="7.36cm">
          <text:p text:style-name="P4"><text:span text:style-name="T1">Meta 1.1.2.2.1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3.33cm" svg:height="0.768cm" svg:x="14.631cm" svg:y="7.36cm">
          <text:p text:style-name="P4"><text:span text:style-name="T1">Meta 1.1.2.2.2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3.598cm" svg:height="0.768cm" svg:x="8.224cm" svg:y="13.992cm">
          <text:p text:style-name="P4"><text:span text:style-name="T1">Object 1.1.2.6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3.33cm" svg:height="0.768cm" svg:x="11.628cm" svg:y="14.027cm">
          <text:p text:style-name="P4"><text:span text:style-name="T1">Meta 1.1.2.6.1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3.33cm" svg:height="0.768cm" svg:x="14.631cm" svg:y="14.027cm">
          <text:p text:style-name="P4"><text:span text:style-name="T1">Meta 1.1.2.6.2</text:span></text:p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0.666cm" svg:height="0.599cm" svg:x="7.558cm" svg:y="6.3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3.598cm" svg:height="0.768cm" svg:x="8.224cm" svg:y="6.257cm">
          <text:p text:style-name="P4"><text:span text:style-name="T1">Object 1.1.2.1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3.33cm" svg:height="0.768cm" svg:x="11.628cm" svg:y="6.293cm">
          <text:p text:style-name="P4"><text:span text:style-name="T1">Meta 1.1.2.1.1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3.33cm" svg:height="0.768cm" svg:x="14.631cm" svg:y="6.293cm">
          <text:p text:style-name="P4"><text:span text:style-name="T1">Meta 1.1.2.1.2</text:span></text:p>
          <draw:enhanced-geometry svg:viewBox="0 0 21600 21600" draw:type="mso-spt202" draw:enhanced-path="M 0 0 L 21600 0 21600 21600 0 21600 0 0 Z N"/>
        </draw:custom-shape>
        <draw:custom-shape draw:style-name="gr2" draw:text-style-name="P1" draw:layer="layout" svg:width="19.403cm" svg:height="3.4cm" svg:x="4.057cm" svg:y="14.561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" draw:layer="layout" svg:width="13.366cm" svg:height="0.366cm" svg:x="7.095cm" svg:y="5.7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1.993cm" svg:height="0.642cm" svg:x="14.618cm" svg:y="5.587cm">
            <text:p text:style-name="P6"><text:span text:style-name="T5">Header 2</text:span></text:p>
            <draw:enhanced-geometry svg:viewBox="0 0 21600 21600" draw:type="mso-spt202" draw:enhanced-path="M 0 0 L 21600 0 21600 21600 0 21600 0 0 Z N"/>
          </draw:custom-shape>
          <draw:custom-shape draw:style-name="gr8" draw:text-style-name="P1" draw:layer="layout" svg:width="1.997cm" svg:height="0.642cm" svg:x="17.639cm" svg:y="5.587cm">
            <text:p text:style-name="P6"><text:span text:style-name="T5">Header 3</text:span></text:p>
            <draw:enhanced-geometry svg:viewBox="0 0 21600 21600" draw:type="mso-spt202" draw:enhanced-path="M 0 0 L 21600 0 21600 21600 0 21600 0 0 Z N"/>
          </draw:custom-shape>
          <draw:custom-shape draw:style-name="gr8" draw:text-style-name="P1" draw:layer="layout" svg:width="1.998cm" svg:height="0.642cm" svg:x="11.593cm" svg:y="5.592cm">
            <text:p text:style-name="P6"><text:span text:style-name="T5">Header 1</text:span></text:p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style-name="gr13" draw:layer="layout" svg:width="7.142cm" svg:height="9.524cm" svg:x="5.953cm" svg:y="1.93cm" draw:page-number="5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pr1" style:family="presentation" style:parent-style-name="Standard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text:enable-numbering="false" fo:text-indent="0cm"/>
    </style:style>
    <style:style style:name="P4" style:family="paragraph">
      <style:paragraph-properties fo:margin-left="0cm" fo:margin-right="0cm" text:enable-numbering="false" fo:text-indent="0cm" style:writing-mode="lr-tb"/>
    </style:style>
    <style:style style:name="P5" style:family="paragraph">
      <style:paragraph-properties fo:margin-left="0cm" fo:margin-right="0cm" fo:text-align="center" text:enable-numbering="false" fo:text-indent="0cm"/>
    </style:style>
    <style:style style:name="P6" style:family="paragraph">
      <style:paragraph-properties fo:margin-left="0cm" fo:margin-right="0cm" fo:text-align="center" text:enable-numbering="false" fo:text-indent="0cm" style:writing-mode="lr-tb"/>
    </style:style>
    <style:style style:name="P7" style:family="paragraph">
      <style:paragraph-properties fo:margin-left="0cm" fo:margin-right="0cm" fo:text-align="end" text:enable-numbering="false" fo:text-indent="0cm"/>
    </style:style>
    <style:style style:name="P8" style:family="paragraph">
      <style:paragraph-properties fo:margin-left="0cm" fo:margin-right="0cm" fo:text-align="end" text:enable-numbering="false" fo:text-indent="0cm" style:writing-mode="lr-tb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603cm" svg:height="4.57cm" svg:x="1.936cm" svg:y="3.556cm" draw:page-number="1"/>
      <draw:page-thumbnail draw:layer="backgroundobjects" svg:width="6.603cm" svg:height="4.57cm" svg:x="10.508cm" svg:y="3.556cm" draw:page-number="2"/>
      <draw:page-thumbnail draw:layer="backgroundobjects" svg:width="6.603cm" svg:height="4.57cm" svg:x="1.936cm" svg:y="10.414cm" draw:page-number="3"/>
      <draw:page-thumbnail draw:layer="backgroundobjects" svg:width="6.603cm" svg:height="4.57cm" svg:x="10.508cm" svg:y="10.414cm" draw:page-number="4"/>
      <draw:page-thumbnail draw:layer="backgroundobjects" svg:width="6.603cm" svg:height="4.57cm" svg:x="1.936cm" svg:y="17.272cm" draw:page-number="5"/>
      <draw:page-thumbnail draw:layer="backgroundobjects" svg:width="6.603cm" svg:height="4.57cm" svg:x="10.508cm" svg:y="17.272cm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4</text:page-number></text:p>
        </draw:text-box>
      </draw:frame>
    </style:handout-master>
    <style:master-page style:name="Standard" style:page-layout-name="PM1" draw:style-name="dp1">
      <draw:frame presentation:style-name="Standard-title" draw:layer="backgroundobjects" svg:width="24.765cm" svg:height="3.985cm" svg:x="1.375cm" svg:y="0.358cm" presentation:class="title" presentation:placeholder="true">
        <draw:text-box/>
      </draw:frame>
      <draw:frame presentation:style-name="Standard-outline1" draw:layer="backgroundobjects" svg:width="24.765cm" svg:height="12.573cm" svg:x="1.375cm" svg:y="4.445cm" presentation:class="outline" presentation:placeholder="true">
        <draw:text-box/>
      </draw:frame>
      <draw:frame presentation:style-name="pr1" draw:text-style-name="P4" draw:layer="backgroundobjects" svg:width="6.42cm" svg:height="1.324cm" svg:x="1.376cm" svg:y="17.347cm" presentation:class="date-time">
        <draw:text-box>
          <text:p text:style-name="P3"><text:span text:style-name="T1"><presentation:date-time/></text:span></text:p>
        </draw:text-box>
      </draw:frame>
      <draw:frame presentation:style-name="pr1" draw:text-style-name="P6" draw:layer="backgroundobjects" svg:width="8.713cm" svg:height="1.324cm" svg:x="9.401cm" svg:y="17.347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8" draw:layer="backgroundobjects" svg:width="6.421cm" svg:height="1.324cm" svg:x="19.719cm" svg:y="17.347cm" presentation:class="page-number">
        <draw:text-box>
          <text:p text:style-name="P7"><text:span text:style-name="T1"><text:page-number>4</text:page-number></text:span></text:p>
        </draw:text-box>
      </draw:frame>
      <presentation:notes style:page-layout-name="PM0">
        <draw:page-thumbnail presentation:style-name="Standard-title" draw:layer="backgroundobjects" svg:width="0cm" svg:height="0cm" svg:x="0cm" svg:y="1.93cm" presentation:class="page"/>
        <draw:frame presentation:style-name="Standard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dc:title>Folie 1</dc:title>
    <meta:initial-creator>Jörg Bakker</meta:initial-creator>
    <meta:creation-date>2009-01-09T07:10:39</meta:creation-date>
    <dc:date>2009-01-09T17:55:53</dc:date>
    <meta:editing-cycles>83</meta:editing-cycles>
    <meta:editing-duration>PT23H3M55S</meta:editing-duration>
    <meta:user-defined meta:name="Info 1"/>
    <meta:user-defined meta:name="Info 2"/>
    <meta:user-defined meta:name="Info 3"/>
    <meta:user-defined meta:name="Info 4"/>
    <meta:document-statistic meta:object-count="550"/>
  </office:meta>
</office:document-meta>
</file>